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ohit Hindi" svg:font-family="'Lohit Hindi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4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4.179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189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669cm"/>
    </style:style>
    <style:style style:name="co12" style:family="table-column">
      <style:table-column-properties fo:break-before="auto" style:column-width="2.214cm"/>
    </style:style>
    <style:style style:name="co13" style:family="table-column">
      <style:table-column-properties fo:break-before="auto" style:column-width="1.88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3.076cm"/>
    </style:style>
    <style:style style:name="co16" style:family="table-column">
      <style:table-column-properties fo:break-before="auto" style:column-width="5.699cm"/>
    </style:style>
    <style:style style:name="co17" style:family="table-column">
      <style:table-column-properties fo:break-before="auto" style:column-width="2.514cm"/>
    </style:style>
    <style:style style:name="co18" style:family="table-column">
      <style:table-column-properties fo:break-before="auto" style:column-width="2.568cm"/>
    </style:style>
    <style:style style:name="co19" style:family="table-column">
      <style:table-column-properties fo:break-before="auto" style:column-width="3.3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Evaluation">
      <style:table-properties table:display="true" style:writing-mode="lr-tb"/>
    </style:style>
    <style:style style:name="ta2" style:family="table" style:master-page-name="PageStyle_5f_Critical_20_Reasoning">
      <style:table-properties table:display="true" style:writing-mode="lr-tb"/>
    </style:style>
    <style:style style:name="ta3" style:family="table" style:master-page-name="PageStyle_5f_Master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3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30">
      <style:table-cell-properties style:rotation-align="none"/>
    </style:style>
    <style:style style:name="ce5" style:family="table-cell" style:parent-style-name="Default" style:data-style-name="N41">
      <style:table-cell-properties style:rotation-align="none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Pivot_20_Table_20_Corner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Pivot_20_Table_20_Field">
      <style:table-cell-properties style:cell-protect="protected" style:print-content="true" style:diagonal-bl-tr="none" style:diagonal-tl-br="none" style:text-align-source="value-type" style:repeat-content="false" fo:wrap-option="no-wrap" fo:border="1.5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Pivot_20_Table_20_Category" style:data-style-name="N30">
      <style:table-cell-properties fo:border-bottom="none" style:cell-protect="protected" style:print-content="true" style:diagonal-bl-tr="none" style:diagonal-tl-br="none" fo:border-left="1.5pt solid #000000" fo:border-right="1.5pt solid #000000" style:rotation-align="none" fo:border-top="1.5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Pivot_20_Table_20_Category" style:data-style-name="N30">
      <style:table-cell-properties fo:border-bottom="none" style:cell-protect="protected" style:print-content="true" style:diagonal-bl-tr="none" style:diagonal-tl-br="none" fo:border-left="1.5pt solid #000000" fo:border-right="1.5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Pivot_20_Table_20_Title" style:data-style-name="N30">
      <style:table-cell-properties style:cell-protect="protected" style:print-content="true" style:diagonal-bl-tr="none" style:diagonal-tl-br="none" fo:border="1.5pt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20_Built-in_20_Pivot_20_Table_20_Corner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1.5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Pivot_20_Table_20_Category">
      <style:table-cell-properties fo:border-bottom="none" style:cell-protect="protected" style:print-content="true" style:diagonal-bl-tr="none" style:diagonal-tl-br="none" fo:border-left="1.5pt solid #000000" fo:border-right="1.5pt solid #000000" style:rotation-align="none" fo:border-top="1.5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Pivot_20_Table_20_Category">
      <style:table-cell-properties fo:border-bottom="none" style:cell-protect="protected" style:print-content="true" style:diagonal-bl-tr="none" style:diagonal-tl-br="none" fo:border-left="1.5pt solid #000000" fo:border-right="1.5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Pivot_20_Table_20_Category">
      <style:table-cell-properties fo:border-bottom="1.5pt solid #000000" style:cell-protect="protected" style:print-content="true" style:diagonal-bl-tr="none" style:diagonal-tl-br="none" fo:border-left="1.5pt solid #000000" fo:border-right="1.5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Pivot_20_Table_20_Title">
      <style:table-cell-properties fo:border-bottom="1.5pt solid #000000" style:cell-protect="protected" style:print-content="true" style:diagonal-bl-tr="none" style:diagonal-tl-br="none" fo:border-left="1.5pt solid #000000" fo:border-right="none" style:rotation-align="none" fo:border-top="1.5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20_Built-in_20_Pivot_20_Table_20_Category">
      <style:table-cell-properties fo:border-bottom="1.5pt solid #000000" style:cell-protect="protected" style:print-content="true" style:diagonal-bl-tr="none" style:diagonal-tl-br="none" fo:border-left="1.5pt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Pivot_20_Table_20_Value" style:data-style-name="N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1.5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Pivot_20_Table_20_Value" style:data-style-name="N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Pivot_20_Table_20_Value" style:data-style-name="N11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Pivot_20_Table_20_Result" style:data-style-name="N11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1.5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Excel_20_Built-in_20_Pivot_20_Table_20_Corner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1.5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Pivot_20_Table_20_Category" style:data-style-name="N30">
      <style:table-cell-properties fo:border-bottom="1.5pt solid #000000" style:cell-protect="protected" style:print-content="true" style:diagonal-bl-tr="none" style:diagonal-tl-br="none" fo:border-left="1.5pt solid #000000" fo:border-right="1.5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Pivot_20_Table_20_Title" style:data-style-name="N30">
      <style:table-cell-properties fo:border-bottom="1.5pt solid #000000" style:cell-protect="protected" style:print-content="true" style:diagonal-bl-tr="none" style:diagonal-tl-br="none" fo:border-left="none" fo:border-right="1.5pt solid #000000" style:rotation-align="none" fo:border-top="1.5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Excel_20_Built-in_20_Pivot_20_Table_20_Corner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20_Built-in_20_Pivot_20_Table_20_Category">
      <style:table-cell-properties fo:border-bottom="1.5pt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Pivot_20_Table_20_Value" style:data-style-name="N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1.5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Pivot_20_Table_20_Value" style:data-style-name="N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Pivot_20_Table_20_Value" style:data-style-name="N11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20_Built-in_20_Pivot_20_Table_20_Result" style:data-style-name="N11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1.5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Excel_20_Built-in_20_Pivot_20_Table_20_Value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Pivot_20_Table_20_Value" style:data-style-name="N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Pivot_20_Table_20_Value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Pivot_20_Table_20_Value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Pivot_20_Table_20_Value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Pivot_20_Table_20_Value" style:data-style-name="N11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20_Built-in_20_Pivot_20_Table_20_Value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Excel_20_Built-in_20_Pivot_20_Table_20_Corner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1.5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Pivot_20_Table_20_Title">
      <style:table-cell-properties style:cell-protect="protected" style:print-content="true" style:diagonal-bl-tr="none" style:diagonal-tl-br="none" fo:border="1.5pt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Excel_20_Built-in_20_Pivot_20_Table_20_Result" style:data-style-name="N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Excel_20_Built-in_20_Pivot_20_Table_20_Result" style:data-style-name="N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1.5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Excel_20_Built-in_20_Pivot_20_Table_20_Result" style:data-style-name="N11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1.5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Excel_20_Built-in_20_Pivot_20_Table_20_Resul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1.5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Pivot_20_Table_20_Value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1.5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20_Built-in_20_Pivot_20_Table_20_Value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Excel_20_Built-in_20_Pivot_20_Table_20_Value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20_Built-in_20_Pivot_20_Table_20_Value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/>
      <table:table table:name="GMAT Test Evalu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1012" table:default-cell-style-name="Default"/>
        <table:table-row table:style-name="ro1">
          <table:table-cell table:style-name="ce1" office:value-type="string">
            <text:p>Sr No</text:p>
          </table:table-cell>
          <table:table-cell table:style-name="ce3" office:value-type="string">
            <text:p>Date</text:p>
          </table:table-cell>
          <table:table-cell table:style-name="ce1" office:value-type="string">
            <text:p>Test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istake type</text:p>
          </table:table-cell>
          <table:table-cell table:style-name="ce1" office:value-type="string">
            <text:p>Comments</text:p>
          </table:table-cell>
          <table:table-cell table:number-columns-repeated="3"/>
          <table:table-cell table:style-name="ce1" table:number-columns-repeated="101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Problem Solving</text:p>
          </table:table-cell>
          <table:table-cell table:style-name="ce2" office:value-type="string">
            <text:p>Number Properties</text:p>
          </table:table-cell>
          <table:table-cell office:value-type="string">
            <text:p>Careless</text:p>
          </table:table-cell>
          <table:table-cell office:value-type="string">
            <text:p>Step 1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Data Sufficiency</text:p>
          </table:table-cell>
          <table:table-cell table:style-name="ce2" office:value-type="string">
            <text:p>Profit</text:p>
          </table:table-cell>
          <table:table-cell office:value-type="string">
            <text:p>Careless</text:p>
          </table:table-cell>
          <table:table-cell office:value-type="string">
            <text:p>Step 2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Problem Solving</text:p>
          </table:table-cell>
          <table:table-cell table:style-name="ce2" office:value-type="string">
            <text:p>Number Properties</text:p>
          </table:table-cell>
          <table:table-cell office:value-type="string">
            <text:p>Tough</text:p>
          </table:table-cell>
          <table:table-cell office:value-type="string">
            <text:p>Step 2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Data Sufficiency</text:p>
          </table:table-cell>
          <table:table-cell table:style-name="ce2" office:value-type="string">
            <text:p>Averages</text:p>
          </table:table-cell>
          <table:table-cell office:value-type="string">
            <text:p>Concept Error</text:p>
          </table:table-cell>
          <table:table-cell office:value-type="string">
            <text:p>Step 2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Data Sufficiency</text:p>
          </table:table-cell>
          <table:table-cell table:style-name="ce2" office:value-type="string">
            <text:p>Number Properties</text:p>
          </table:table-cell>
          <table:table-cell office:value-type="string">
            <text:p>Tough</text:p>
          </table:table-cell>
          <table:table-cell office:value-type="string">
            <text:p>Step 1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Data Sufficiency</text:p>
          </table:table-cell>
          <table:table-cell table:style-name="ce2" office:value-type="string">
            <text:p>Distance</text:p>
          </table:table-cell>
          <table:table-cell office:value-type="string">
            <text:p>Guess</text:p>
          </table:table-cell>
          <table:table-cell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Data Sufficiency</text:p>
          </table:table-cell>
          <table:table-cell table:style-name="ce2" office:value-type="string">
            <text:p>Number Properties</text:p>
          </table:table-cell>
          <table:table-cell office:value-type="string">
            <text:p>Tough</text:p>
          </table:table-cell>
          <table:table-cell office:value-type="string">
            <text:p>Step 1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Data Sufficiency</text:p>
          </table:table-cell>
          <table:table-cell office:value-type="string">
            <text:p>Number Properties</text:p>
          </table:table-cell>
          <table:table-cell office:value-type="string">
            <text:p>Careless</text:p>
          </table:table-cell>
          <table:table-cell office:value-type="string">
            <text:p>Step 4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Problem Solving</text:p>
          </table:table-cell>
          <table:table-cell table:style-name="ce2" office:value-type="string">
            <text:p>Averages</text:p>
          </table:table-cell>
          <table:table-cell office:value-type="string">
            <text:p>Careless</text:p>
          </table:table-cell>
          <table:table-cell office:value-type="string">
            <text:p>Step 5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Problem Solving</text:p>
          </table:table-cell>
          <table:table-cell table:style-name="ce2" office:value-type="string">
            <text:p>Areas</text:p>
          </table:table-cell>
          <table:table-cell table:style-name="ce2" office:value-type="string">
            <text:p>Tough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Problem Solving</text:p>
          </table:table-cell>
          <table:table-cell table:style-name="ce2" office:value-type="string">
            <text:p>Number Properties</text:p>
          </table:table-cell>
          <table:table-cell office:value-type="string">
            <text:p>Careless</text:p>
          </table:table-cell>
          <table:table-cell office:value-type="string">
            <text:p>Step 4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Data Sufficiency</text:p>
          </table:table-cell>
          <table:table-cell table:style-name="ce2" office:value-type="string">
            <text:p>Number Properties</text:p>
          </table:table-cell>
          <table:table-cell office:value-type="string">
            <text:p>Concept Error</text:p>
          </table:table-cell>
          <table:table-cell office:value-type="string">
            <text:p>Step 5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Data Sufficiency</text:p>
          </table:table-cell>
          <table:table-cell table:style-name="ce2" office:value-type="string">
            <text:p>Probability</text:p>
          </table:table-cell>
          <table:table-cell office:value-type="string">
            <text:p>Concept Error</text:p>
          </table:table-cell>
          <table:table-cell office:value-type="string">
            <text:p>Step 1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Problem Solving</text:p>
          </table:table-cell>
          <table:table-cell table:style-name="ce2" office:value-type="string">
            <text:p>Number Properties</text:p>
          </table:table-cell>
          <table:table-cell table:style-name="ce2" office:value-type="string">
            <text:p>Careless</text:p>
          </table:table-cell>
          <table:table-cell table:style-name="ce2" office:value-type="string">
            <text:p>Step 2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Data Sufficiency</text:p>
          </table:table-cell>
          <table:table-cell table:style-name="ce2" office:value-type="string">
            <text:p>Sets</text:p>
          </table:table-cell>
          <table:table-cell table:style-name="ce2" office:value-type="string">
            <text:p>Guess</text:p>
          </table:table-cell>
          <table:table-cell table:style-name="ce2" office:value-type="string">
            <text:p>Step 1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Problem Solving</text:p>
          </table:table-cell>
          <table:table-cell table:style-name="ce2" office:value-type="string">
            <text:p>Arithmetic</text:p>
          </table:table-cell>
          <table:table-cell office:value-type="string">
            <text:p>Concept Error</text:p>
          </table:table-cell>
          <table:table-cell office:value-type="string">
            <text:p>Step 2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Problem Solving</text:p>
          </table:table-cell>
          <table:table-cell table:style-name="ce2" office:value-type="string">
            <text:p>Circles</text:p>
          </table:table-cell>
          <table:table-cell office:value-type="string">
            <text:p>Careless</text:p>
          </table:table-cell>
          <table:table-cell office:value-type="string">
            <text:p>Step 2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Critical Reasoning</text:p>
          </table:table-cell>
          <table:table-cell table:style-name="ce2" office:value-type="string">
            <text:p>Boldfaced Arguments</text:p>
          </table:table-cell>
          <table:table-cell office:value-type="string">
            <text:p>Tough</text:p>
          </table:table-cell>
          <table:table-cell office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Sentence Correction</text:p>
          </table:table-cell>
          <table:table-cell table:style-name="ce2" office:value-type="string">
            <text:p>Modifiers</text:p>
          </table:table-cell>
          <table:table-cell office:value-type="string">
            <text:p>Tough</text:p>
          </table:table-cell>
          <table:table-cell office:value-type="string">
            <text:p>Step 1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Reading Comprehension</text:p>
          </table:table-cell>
          <table:table-cell table:style-name="ce2" office:value-type="string">
            <text:p>Inference</text:p>
          </table:table-cell>
          <table:table-cell office:value-type="string">
            <text:p>Tough</text:p>
          </table:table-cell>
          <table:table-cell table:number-columns-repeated="1016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Reading Comprehension</text:p>
          </table:table-cell>
          <table:table-cell table:style-name="ce2" office:value-type="string">
            <text:p>Most Likely Agree</text:p>
          </table:table-cell>
          <table:table-cell office:value-type="string">
            <text:p>Careless</text:p>
          </table:table-cell>
          <table:table-cell office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Critical Reasoning</text:p>
          </table:table-cell>
          <table:table-cell table:style-name="ce2" office:value-type="string">
            <text:p>Assumption</text:p>
          </table:table-cell>
          <table:table-cell office:value-type="string">
            <text:p>Tough</text:p>
          </table:table-cell>
          <table:table-cell office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Sentence Correction</text:p>
          </table:table-cell>
          <table:table-cell table:style-name="ce2" office:value-type="string">
            <text:p>Modifiers</text:p>
          </table:table-cell>
          <table:table-cell office:value-type="string">
            <text:p>Tough</text:p>
          </table:table-cell>
          <table:table-cell office:value-type="string">
            <text:p>Step 1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Critical Reasoning</text:p>
          </table:table-cell>
          <table:table-cell table:style-name="ce2" office:value-type="string">
            <text:p>Weakens</text:p>
          </table:table-cell>
          <table:table-cell office:value-type="string">
            <text:p>Careless</text:p>
          </table:table-cell>
          <table:table-cell office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Sentence Correction</text:p>
          </table:table-cell>
          <table:table-cell table:style-name="ce2" office:value-type="string">
            <text:p>Modifiers</text:p>
          </table:table-cell>
          <table:table-cell office:value-type="string">
            <text:p>Careless</text:p>
          </table:table-cell>
          <table:table-cell office:value-type="string">
            <text:p>Step 1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Sentence Correction</text:p>
          </table:table-cell>
          <table:table-cell table:style-name="ce2" office:value-type="string">
            <text:p>Subject Verb agreement</text:p>
          </table:table-cell>
          <table:table-cell office:value-type="string">
            <text:p>Careless</text:p>
          </table:table-cell>
          <table:table-cell office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Sentence Correction</text:p>
          </table:table-cell>
          <table:table-cell table:style-name="ce2" office:value-type="string">
            <text:p>Modifiers</text:p>
          </table:table-cell>
          <table:table-cell office:value-type="string">
            <text:p>Tough</text:p>
          </table:table-cell>
          <table:table-cell office:value-type="string">
            <text:p>Step 1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Sentence Correction</text:p>
          </table:table-cell>
          <table:table-cell table:style-name="ce2" office:value-type="string">
            <text:p>Pronoun Error</text:p>
          </table:table-cell>
          <table:table-cell office:value-type="string">
            <text:p>Careless</text:p>
          </table:table-cell>
          <table:table-cell office:value-type="string">
            <text:p>Step 1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Sentence Correction</text:p>
          </table:table-cell>
          <table:table-cell table:style-name="ce2" office:value-type="string">
            <text:p>Usage/Idioms</text:p>
          </table:table-cell>
          <table:table-cell office:value-type="string">
            <text:p>Careless</text:p>
          </table:table-cell>
          <table:table-cell office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Reading Comprehension</text:p>
          </table:table-cell>
          <table:table-cell table:style-name="ce2" office:value-type="string">
            <text:p>Implied</text:p>
          </table:table-cell>
          <table:table-cell office:value-type="string">
            <text:p>Tough</text:p>
          </table:table-cell>
          <table:table-cell office:value-type="string">
            <text:p>Step 2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Reading Comprehension</text:p>
          </table:table-cell>
          <table:table-cell table:style-name="ce2" office:value-type="string">
            <text:p>Implied</text:p>
          </table:table-cell>
          <table:table-cell office:value-type="string">
            <text:p>Tough</text:p>
          </table:table-cell>
          <table:table-cell office:value-type="string">
            <text:p>Step 2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Reading Comprehension</text:p>
          </table:table-cell>
          <table:table-cell table:style-name="ce2" office:value-type="string">
            <text:p>Suggests</text:p>
          </table:table-cell>
          <table:table-cell office:value-type="string">
            <text:p>Careless</text:p>
          </table:table-cell>
          <table:table-cell office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Reading Comprehension</text:p>
          </table:table-cell>
          <table:table-cell table:style-name="ce2" office:value-type="string">
            <text:p>Suggests</text:p>
          </table:table-cell>
          <table:table-cell office:value-type="string">
            <text:p>Careless</text:p>
          </table:table-cell>
          <table:table-cell office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Reading Comprehension</text:p>
          </table:table-cell>
          <table:table-cell table:style-name="ce2" office:value-type="string">
            <text:p>Purpose</text:p>
          </table:table-cell>
          <table:table-cell office:value-type="string">
            <text:p>Careless</text:p>
          </table:table-cell>
          <table:table-cell office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Sentence Correction</text:p>
          </table:table-cell>
          <table:table-cell table:style-name="ce2" office:value-type="string">
            <text:p>Usage/Idioms</text:p>
          </table:table-cell>
          <table:table-cell office:value-type="string">
            <text:p>Careless</text:p>
          </table:table-cell>
          <table:table-cell office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Sentence Correction</text:p>
          </table:table-cell>
          <table:table-cell table:style-name="ce2" office:value-type="string">
            <text:p>Subject Verb agreement</text:p>
          </table:table-cell>
          <table:table-cell office:value-type="string">
            <text:p>Careless</text:p>
          </table:table-cell>
          <table:table-cell office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Critical Reasoning</text:p>
          </table:table-cell>
          <table:table-cell table:style-name="ce2" office:value-type="string">
            <text:p>Evaluate</text:p>
          </table:table-cell>
          <table:table-cell office:value-type="string">
            <text:p>Careless</text:p>
          </table:table-cell>
          <table:table-cell office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4" office:value-type="string">
            <text:p>23/11/2013</text:p>
          </table:table-cell>
          <table:table-cell table:style-name="ce2" office:value-type="string">
            <text:p>GMAT Prep Test 1</text:p>
          </table:table-cell>
          <table:table-cell table:style-name="ce2" office:value-type="string">
            <text:p>Sentence Correction</text:p>
          </table:table-cell>
          <table:table-cell table:style-name="ce2" office:value-type="string">
            <text:p>Misc</text:p>
          </table:table-cell>
          <table:table-cell office:value-type="string">
            <text:p>Tough</text:p>
          </table:table-cell>
          <table:table-cell office:value-type="string">
            <text:p>Step 4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4"/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4"/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4"/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4"/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4"/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4"/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4"/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74">
            <text:p>74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76">
            <text:p>76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4"/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4"/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91">
            <text:p>91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92">
            <text:p>92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97">
            <text:p>97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99">
            <text:p>99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11">
            <text:p>111</text:p>
          </table:table-cell>
          <table:table-cell table:number-columns-repeated="1021"/>
        </table:table-row>
        <table:table-row table:style-name="ro2">
          <table:table-cell table:style-name="ce2" office:value-type="float" office:value="112">
            <text:p>112</text:p>
          </table:table-cell>
          <table:table-cell table:number-columns-repeated="1021"/>
        </table:table-row>
        <table:table-row table:style-name="ro2">
          <table:table-cell table:style-name="ce2" office:value-type="float" office:value="113">
            <text:p>113</text:p>
          </table:table-cell>
          <table:table-cell table:number-columns-repeated="1021"/>
        </table:table-row>
        <table:table-row table:style-name="ro2">
          <table:table-cell table:style-name="ce2" office:value-type="float" office:value="114">
            <text:p>114</text:p>
          </table:table-cell>
          <table:table-cell table:number-columns-repeated="1021"/>
        </table:table-row>
        <table:table-row table:style-name="ro2">
          <table:table-cell table:style-name="ce2" office:value-type="float" office:value="115">
            <text:p>115</text:p>
          </table:table-cell>
          <table:table-cell table:number-columns-repeated="1021"/>
        </table:table-row>
        <table:table-row table:style-name="ro2">
          <table:table-cell table:style-name="ce2" office:value-type="float" office:value="116">
            <text:p>116</text:p>
          </table:table-cell>
          <table:table-cell table:number-columns-repeated="1021"/>
        </table:table-row>
        <table:table-row table:style-name="ro2">
          <table:table-cell table:style-name="ce2" office:value-type="float" office:value="117">
            <text:p>117</text:p>
          </table:table-cell>
          <table:table-cell table:number-columns-repeated="1021"/>
        </table:table-row>
        <table:table-row table:style-name="ro2">
          <table:table-cell table:style-name="ce2" office:value-type="float" office:value="118">
            <text:p>118</text:p>
          </table:table-cell>
          <table:table-cell table:number-columns-repeated="1021"/>
        </table:table-row>
        <table:table-row table:style-name="ro2">
          <table:table-cell table:style-name="ce2" office:value-type="float" office:value="119">
            <text:p>119</text:p>
          </table:table-cell>
          <table:table-cell table:number-columns-repeated="1021"/>
        </table:table-row>
        <table:table-row table:style-name="ro2">
          <table:table-cell table:style-name="ce2" office:value-type="float" office:value="120">
            <text:p>120</text:p>
          </table:table-cell>
          <table:table-cell table:number-columns-repeated="1021"/>
        </table:table-row>
        <table:table-row table:style-name="ro2">
          <table:table-cell table:style-name="ce2" office:value-type="float" office:value="121">
            <text:p>121</text:p>
          </table:table-cell>
          <table:table-cell table:number-columns-repeated="1021"/>
        </table:table-row>
        <table:table-row table:style-name="ro2">
          <table:table-cell table:style-name="ce2" office:value-type="float" office:value="122">
            <text:p>122</text:p>
          </table:table-cell>
          <table:table-cell table:number-columns-repeated="1021"/>
        </table:table-row>
        <table:table-row table:style-name="ro2">
          <table:table-cell table:style-name="ce2" office:value-type="float" office:value="123">
            <text:p>123</text:p>
          </table:table-cell>
          <table:table-cell table:number-columns-repeated="1021"/>
        </table:table-row>
        <table:table-row table:style-name="ro2">
          <table:table-cell table:style-name="ce2" office:value-type="float" office:value="124">
            <text:p>124</text:p>
          </table:table-cell>
          <table:table-cell table:number-columns-repeated="1021"/>
        </table:table-row>
        <table:table-row table:style-name="ro2">
          <table:table-cell table:style-name="ce2" office:value-type="float" office:value="125">
            <text:p>125</text:p>
          </table:table-cell>
          <table:table-cell table:number-columns-repeated="1021"/>
        </table:table-row>
        <table:table-row table:style-name="ro2">
          <table:table-cell table:style-name="ce2" office:value-type="float" office:value="126">
            <text:p>126</text:p>
          </table:table-cell>
          <table:table-cell table:number-columns-repeated="1021"/>
        </table:table-row>
        <table:table-row table:style-name="ro2">
          <table:table-cell table:style-name="ce2" office:value-type="float" office:value="127">
            <text:p>127</text:p>
          </table:table-cell>
          <table:table-cell table:number-columns-repeated="1021"/>
        </table:table-row>
        <table:table-row table:style-name="ro2">
          <table:table-cell table:style-name="ce2" office:value-type="float" office:value="128">
            <text:p>128</text:p>
          </table:table-cell>
          <table:table-cell table:number-columns-repeated="1021"/>
        </table:table-row>
        <table:table-row table:style-name="ro2">
          <table:table-cell table:style-name="ce2" office:value-type="float" office:value="129">
            <text:p>129</text:p>
          </table:table-cell>
          <table:table-cell table:number-columns-repeated="1021"/>
        </table:table-row>
        <table:table-row table:style-name="ro3" table:number-rows-repeated="1048445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Evaluation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0" table:number-columns-repeated="1012" table:default-cell-style-name="Default"/>
        <table:table-row table:style-name="ro4">
          <table:table-cell table:style-name="ce1" office:value-type="string">
            <text:p>Sr No</text:p>
          </table:table-cell>
          <table:table-cell table:style-name="ce3" office:value-type="string">
            <text:p>Date</text:p>
          </table:table-cell>
          <table:table-cell table:style-name="ce1" office:value-type="string">
            <text:p>Question no</text:p>
          </table:table-cell>
          <table:table-cell table:style-name="ce1" office:value-type="string">
            <text:p>Response</text:p>
          </table:table-cell>
          <table:table-cell table:style-name="ce1" office:value-type="string">
            <text:p>Result</text:p>
          </table:table-cell>
          <table:table-cell table:style-name="ce1" office:value-type="string">
            <text:p>Correct response if wrong</text:p>
          </table:table-cell>
          <table:table-cell table:style-name="ce1" office:value-type="string">
            <text:p>Mistake type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Book</text:p>
          </table:table-cell>
          <table:table-cell table:style-name="ce1" office:value-type="string">
            <text:p>Time taken</text:p>
          </table:table-cell>
          <table:table-cell table:style-name="ce1" table:number-columns-repeated="1012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4" office:value-type="date" office:date-value="2013-10-21">
            <text:p>21/10/1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2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4" office:value-type="date" office:date-value="2013-10-21">
            <text:p>21/10/1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3];[$Master.$A$2:.$B$125];2;1)" office:value-type="string" office:string-value="Weaken">
            <text:p>Weaken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4" office:value-type="date" office:date-value="2013-10-21">
            <text:p>21/10/1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4];[$Master.$A$2:.$B$125];2;1)" office:value-type="string" office:string-value="Explain Discrepancy">
            <text:p>Explain Discrepancy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4" office:value-type="date" office:date-value="2013-10-21">
            <text:p>21/10/1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5];[$Master.$A$2:.$B$125];2;1)" office:value-type="string" office:string-value="Weaken">
            <text:p>Weaken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4" office:value-type="date" office:date-value="2013-10-21">
            <text:p>21/10/1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6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4" office:value-type="date" office:date-value="2013-10-21">
            <text:p>21/10/13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7];[$Master.$A$2:.$B$125];2;1)" office:value-type="string" office:string-value="Explain Discrepancy">
            <text:p>Explain Discrepancy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office:value-type="date" office:date-value="2013-10-21">
            <text:p>21/10/13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8];[$Master.$A$2:.$B$125];2;1)" office:value-type="string" office:string-value="Evaluate">
            <text:p>Evaluate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4" office:value-type="date" office:date-value="2013-10-21">
            <text:p>21/10/13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9];[$Master.$A$2:.$B$125];2;1)" office:value-type="string" office:string-value="Flaw">
            <text:p>Flaw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4" office:value-type="date" office:date-value="2013-10-21">
            <text:p>21/10/13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D</text:p>
          </table:table-cell>
          <table:table-cell table:style-name="ce2" office:value-type="string">
            <text:p>Incorrect</text:p>
          </table:table-cell>
          <table:table-cell table:style-name="ce2" office:value-type="string">
            <text:p>B</text:p>
          </table:table-cell>
          <table:table-cell table:style-name="ce2" office:value-type="string">
            <text:p>Silly mistake</text:p>
          </table:table-cell>
          <table:table-cell table:style-name="ce2" office:value-type="string">
            <text:p>Missed out on close answers</text:p>
          </table:table-cell>
          <table:table-cell table:style-name="ce2" office:value-type="string">
            <text:p>Critical Reasoning</text:p>
          </table:table-cell>
          <table:table-cell table:style-name="ce2" table:formula="of:=VLOOKUP([.C10];[$Master.$A$2:.$B$125];2;1)" office:value-type="string" office:string-value="Explain Discrepancy">
            <text:p>Explain Discrepancy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4" office:value-type="date" office:date-value="2013-10-21">
            <text:p>21/10/13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11];[$Master.$A$2:.$B$125];2;1)" office:value-type="string" office:string-value="Evaluate">
            <text:p>Evaluate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4" office:value-type="date" office:date-value="2013-10-22">
            <text:p>22/10/13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12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4" office:value-type="date" office:date-value="2013-10-22">
            <text:p>22/10/13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13];[$Master.$A$2:.$B$125];2;1)" office:value-type="string" office:string-value="Complete Argument">
            <text:p>Complete Argument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4" office:value-type="date" office:date-value="2013-10-22">
            <text:p>22/10/13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C</text:p>
          </table:table-cell>
          <table:table-cell table:style-name="ce2" office:value-type="string">
            <text:p>Incorrect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oncept mistake</text:p>
          </table:table-cell>
          <table:table-cell table:style-name="ce2" office:value-type="string">
            <text:p>Wrong assumption</text:p>
          </table:table-cell>
          <table:table-cell table:style-name="ce2" office:value-type="string">
            <text:p>Critical Reasoning</text:p>
          </table:table-cell>
          <table:table-cell table:style-name="ce2" table:formula="of:=VLOOKUP([.C14];[$Master.$A$2:.$B$125];2;1)" office:value-type="string" office:string-value="Explain Discrepancy">
            <text:p>Explain Discrepancy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4" office:value-type="date" office:date-value="2013-10-22">
            <text:p>22/10/13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D</text:p>
          </table:table-cell>
          <table:table-cell table:style-name="ce2" office:value-type="string">
            <text:p>Incorrec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illy mistake</text:p>
          </table:table-cell>
          <table:table-cell table:style-name="ce2" office:value-type="string">
            <text:p>Did not read the answers correctly</text:p>
          </table:table-cell>
          <table:table-cell table:style-name="ce2" office:value-type="string">
            <text:p>Critical Reasoning</text:p>
          </table:table-cell>
          <table:table-cell table:style-name="ce2" table:formula="of:=VLOOKUP([.C15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4" office:value-type="date" office:date-value="2013-10-22">
            <text:p>22/10/13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16];[$Master.$A$2:.$B$125];2;1)" office:value-type="string" office:string-value="Evaluate">
            <text:p>Evaluate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4" office:value-type="date" office:date-value="2013-10-22">
            <text:p>22/10/13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17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4" office:value-type="date" office:date-value="2013-10-22">
            <text:p>22/10/13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18];[$Master.$A$2:.$B$125];2;1)" office:value-type="string" office:string-value="Explain Discrepancy">
            <text:p>Explain Discrepancy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4" office:value-type="date" office:date-value="2013-10-22">
            <text:p>22/10/13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19];[$Master.$A$2:.$B$125];2;1)" office:value-type="string" office:string-value="Describe Role">
            <text:p>Describe Role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4" office:value-type="date" office:date-value="2013-10-22">
            <text:p>22/10/13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20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4" office:value-type="date" office:date-value="2013-10-22">
            <text:p>22/10/13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Incorrect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illy mistake</text:p>
          </table:table-cell>
          <table:table-cell table:style-name="ce2" office:value-type="string">
            <text:p>Wrong assumption</text:p>
          </table:table-cell>
          <table:table-cell table:style-name="ce2" office:value-type="string">
            <text:p>Critical Reasoning</text:p>
          </table:table-cell>
          <table:table-cell table:style-name="ce2" table:formula="of:=VLOOKUP([.C21];[$Master.$A$2:.$B$125];2;1)" office:value-type="string" office:string-value="Weaken">
            <text:p>Weaken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4" office:value-type="date" office:date-value="2013-10-24">
            <text:p>24/10/13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22];[$Master.$A$2:.$B$125];2;1)" office:value-type="string" office:string-value="Assumption">
            <text:p>Assumption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4" office:value-type="date" office:date-value="2013-10-24">
            <text:p>24/10/13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23];[$Master.$A$2:.$B$125];2;1)" office:value-type="string" office:string-value="Explain Discrepancy">
            <text:p>Explain Discrepancy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4" office:value-type="date" office:date-value="2013-10-24">
            <text:p>24/10/13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24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4" office:value-type="date" office:date-value="2013-10-24">
            <text:p>24/10/13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E</text:p>
          </table:table-cell>
          <table:table-cell table:style-name="ce2" office:value-type="string">
            <text:p>Incorrect</text:p>
          </table:table-cell>
          <table:table-cell table:style-name="ce2" office:value-type="string">
            <text:p>C</text:p>
          </table:table-cell>
          <table:table-cell table:style-name="ce2" office:value-type="string">
            <text:p>Silly mistake</text:p>
          </table:table-cell>
          <table:table-cell table:style-name="ce2" office:value-type="string">
            <text:p>Wrong assumption</text:p>
          </table:table-cell>
          <table:table-cell table:style-name="ce2" office:value-type="string">
            <text:p>Critical Reasoning</text:p>
          </table:table-cell>
          <table:table-cell table:style-name="ce2" table:formula="of:=VLOOKUP([.C25];[$Master.$A$2:.$B$125];2;1)" office:value-type="string" office:string-value="Explain Discrepancy">
            <text:p>Explain Discrepancy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4" office:value-type="date" office:date-value="2013-10-24">
            <text:p>24/10/13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26];[$Master.$A$2:.$B$125];2;1)" office:value-type="string" office:string-value="Weaken">
            <text:p>Weaken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4" office:value-type="date" office:date-value="2013-10-24">
            <text:p>24/10/13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27];[$Master.$A$2:.$B$125];2;1)" office:value-type="string" office:string-value="Inference">
            <text:p>Inference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4" office:value-type="date" office:date-value="2013-10-24">
            <text:p>24/10/13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28];[$Master.$A$2:.$B$125];2;1)" office:value-type="string" office:string-value="Evaluate">
            <text:p>Evaluate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4" office:value-type="date" office:date-value="2013-10-24">
            <text:p>24/10/13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29];[$Master.$A$2:.$B$125];2;1)" office:value-type="string" office:string-value="Describe Role">
            <text:p>Describe Role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4" office:value-type="date" office:date-value="2013-10-24">
            <text:p>24/10/13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30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4" office:value-type="date" office:date-value="2013-10-24">
            <text:p>24/10/13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31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4" office:value-type="date" office:date-value="2013-10-24">
            <text:p>24/10/13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Incorrect</text:p>
          </table:table-cell>
          <table:table-cell table:style-name="ce2" office:value-type="string">
            <text:p>C</text:p>
          </table:table-cell>
          <table:table-cell table:style-name="ce2" office:value-type="string">
            <text:p>Silly mistake</text:p>
          </table:table-cell>
          <table:table-cell table:style-name="ce2" office:value-type="string">
            <text:p>Did not read the answers correctly</text:p>
          </table:table-cell>
          <table:table-cell table:style-name="ce2" office:value-type="string">
            <text:p>Critical Reasoning</text:p>
          </table:table-cell>
          <table:table-cell table:style-name="ce2" table:formula="of:=VLOOKUP([.C32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4" office:value-type="date" office:date-value="2013-10-24">
            <text:p>24/10/13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33];[$Master.$A$2:.$B$125];2;1)" office:value-type="string" office:string-value="Weaken">
            <text:p>Weaken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4" office:value-type="date" office:date-value="2013-10-24">
            <text:p>24/10/13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34];[$Master.$A$2:.$B$125];2;1)" office:value-type="string" office:string-value="Complete Argument">
            <text:p>Complete Argument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4" office:value-type="date" office:date-value="2013-10-24">
            <text:p>24/10/13</text:p>
          </table:table-cell>
          <table:table-cell table:style-name="ce2" office:value-type="float" office:value="34">
            <text:p>34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35];[$Master.$A$2:.$B$125];2;1)" office:value-type="string" office:string-value="Describe Argument">
            <text:p>Describe Argument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4" office:value-type="date" office:date-value="2013-10-24">
            <text:p>24/10/13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Incorrect</text:p>
          </table:table-cell>
          <table:table-cell table:style-name="ce2" office:value-type="string">
            <text:p>B</text:p>
          </table:table-cell>
          <table:table-cell table:style-name="ce2" office:value-type="string">
            <text:p>Silly mistake</text:p>
          </table:table-cell>
          <table:table-cell table:style-name="ce2" office:value-type="string">
            <text:p>Did not read the answers correctly</text:p>
          </table:table-cell>
          <table:table-cell table:style-name="ce2" office:value-type="string">
            <text:p>Critical Reasoning</text:p>
          </table:table-cell>
          <table:table-cell table:style-name="ce2" table:formula="of:=VLOOKUP([.C36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4" office:value-type="date" office:date-value="2013-10-24">
            <text:p>24/10/13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E</text:p>
          </table:table-cell>
          <table:table-cell table:style-name="ce2" office:value-type="string">
            <text:p>Incorrec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illy mistake</text:p>
          </table:table-cell>
          <table:table-cell table:style-name="ce2" office:value-type="string">
            <text:p>Wrong assumption</text:p>
          </table:table-cell>
          <table:table-cell table:style-name="ce2" office:value-type="string">
            <text:p>Critical Reasoning</text:p>
          </table:table-cell>
          <table:table-cell table:style-name="ce2" table:formula="of:=VLOOKUP([.C37];[$Master.$A$2:.$B$125];2;1)" office:value-type="string" office:string-value="Evaluate">
            <text:p>Evaluate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4" office:value-type="date" office:date-value="2013-10-24">
            <text:p>24/10/1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38];[$Master.$A$2:.$B$125];2;1)" office:value-type="string" office:string-value="Weaken">
            <text:p>Weaken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4" office:value-type="date" office:date-value="2013-10-24">
            <text:p>24/10/13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D</text:p>
          </table:table-cell>
          <table:table-cell table:style-name="ce2" office:value-type="string">
            <text:p>Incorrect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oncept mistake</text:p>
          </table:table-cell>
          <table:table-cell table:style-name="ce2" office:value-type="string">
            <text:p>Wrong assumption</text:p>
          </table:table-cell>
          <table:table-cell table:style-name="ce2" office:value-type="string">
            <text:p>Critical Reasoning</text:p>
          </table:table-cell>
          <table:table-cell table:style-name="ce2" table:formula="of:=VLOOKUP([.C39];[$Master.$A$2:.$B$125];2;1)" office:value-type="string" office:string-value="Inference">
            <text:p>Inference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4" office:value-type="date" office:date-value="2013-10-24">
            <text:p>24/10/13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B</text:p>
          </table:table-cell>
          <table:table-cell table:style-name="ce2" office:value-type="string">
            <text:p>Incorrect</text:p>
          </table:table-cell>
          <table:table-cell table:style-name="ce2" office:value-type="string">
            <text:p>E</text:p>
          </table:table-cell>
          <table:table-cell table:style-name="ce2" office:value-type="string">
            <text:p>Silly mistake</text:p>
          </table:table-cell>
          <table:table-cell table:style-name="ce2" office:value-type="string">
            <text:p>Did not read the answers correctly</text:p>
          </table:table-cell>
          <table:table-cell table:style-name="ce2" office:value-type="string">
            <text:p>Critical Reasoning</text:p>
          </table:table-cell>
          <table:table-cell table:style-name="ce2" table:formula="of:=VLOOKUP([.C40];[$Master.$A$2:.$B$125];2;1)" office:value-type="string" office:string-value="Complete Argument">
            <text:p>Complete Argument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4" office:value-type="date" office:date-value="2013-10-24">
            <text:p>24/10/13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41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4" office:value-type="date" office:date-value="2013-10-28">
            <text:p>28/10/13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E</text:p>
          </table:table-cell>
          <table:table-cell table:style-name="ce2" office:value-type="string">
            <text:p>Incorrect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illy mistake</text:p>
          </table:table-cell>
          <table:table-cell table:style-name="ce2" office:value-type="string">
            <text:p>Wrong assumption</text:p>
          </table:table-cell>
          <table:table-cell table:style-name="ce2" office:value-type="string">
            <text:p>Critical Reasoning</text:p>
          </table:table-cell>
          <table:table-cell table:style-name="ce2" table:formula="of:=VLOOKUP([.C42];[$Master.$A$2:.$B$125];2;1)" office:value-type="string" office:string-value="Assumption">
            <text:p>Assumptio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4" office:value-type="date" office:date-value="2013-10-28">
            <text:p>28/10/13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43];[$Master.$A$2:.$B$125];2;1)" office:value-type="string" office:string-value="Evaluate">
            <text:p>Evaluate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4" office:value-type="date" office:date-value="2013-10-28">
            <text:p>28/10/13</text:p>
          </table:table-cell>
          <table:table-cell table:style-name="ce2" office:value-type="float" office:value="43">
            <text:p>43</text:p>
          </table:table-cell>
          <table:table-cell table:style-name="ce2" office:value-type="string">
            <text:p>D</text:p>
          </table:table-cell>
          <table:table-cell table:style-name="ce2" office:value-type="string">
            <text:p>Incorrec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illy mistake</text:p>
          </table:table-cell>
          <table:table-cell table:style-name="ce2" office:value-type="string">
            <text:p>Did not read the answers correctly</text:p>
          </table:table-cell>
          <table:table-cell table:style-name="ce2" office:value-type="string">
            <text:p>Critical Reasoning</text:p>
          </table:table-cell>
          <table:table-cell table:style-name="ce2" table:formula="of:=VLOOKUP([.C44];[$Master.$A$2:.$B$125];2;1)" office:value-type="string" office:string-value="Weaken">
            <text:p>Weak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4" office:value-type="date" office:date-value="2013-10-28">
            <text:p>28/10/13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45];[$Master.$A$2:.$B$125];2;1)" office:value-type="string" office:string-value="Explain Discrepancy">
            <text:p>Explain Discrepancy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4" office:value-type="date" office:date-value="2013-10-28">
            <text:p>28/10/13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D</text:p>
          </table:table-cell>
          <table:table-cell table:style-name="ce2" office:value-type="string">
            <text:p>Incorrec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illy mistake</text:p>
          </table:table-cell>
          <table:table-cell table:style-name="ce2" office:value-type="string">
            <text:p>Did not read the answers correctly</text:p>
          </table:table-cell>
          <table:table-cell table:style-name="ce2" office:value-type="string">
            <text:p>Critical Reasoning</text:p>
          </table:table-cell>
          <table:table-cell table:style-name="ce2" table:formula="of:=VLOOKUP([.C46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4" office:value-type="date" office:date-value="2013-10-28">
            <text:p>28/10/13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47];[$Master.$A$2:.$B$125];2;1)" office:value-type="string" office:string-value="Assumption">
            <text:p>Assumptio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4" office:value-type="date" office:date-value="2013-10-28">
            <text:p>28/10/13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48];[$Master.$A$2:.$B$125];2;1)" office:value-type="string" office:string-value="Evaluate">
            <text:p>Evaluate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4" office:value-type="date" office:date-value="2013-10-28">
            <text:p>28/10/13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49];[$Master.$A$2:.$B$125];2;1)" office:value-type="string" office:string-value="Assumption">
            <text:p>Assumptio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4" office:value-type="date" office:date-value="2013-10-28">
            <text:p>28/10/13</text:p>
          </table:table-cell>
          <table:table-cell table:style-name="ce2" office:value-type="float" office:value="49">
            <text:p>49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50];[$Master.$A$2:.$B$125];2;1)" office:value-type="string" office:string-value="Explain Discrepancy">
            <text:p>Explain Discrepancy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4" office:value-type="date" office:date-value="2013-10-28">
            <text:p>28/10/13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51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4" office:value-type="date" office:date-value="2013-10-29">
            <text:p>29/10/13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E</text:p>
          </table:table-cell>
          <table:table-cell table:style-name="ce2" office:value-type="string">
            <text:p>Incorrect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illy mistake</text:p>
          </table:table-cell>
          <table:table-cell table:style-name="ce2" office:value-type="string">
            <text:p>Did not read the answers correctly</text:p>
          </table:table-cell>
          <table:table-cell table:style-name="ce2" office:value-type="string">
            <text:p>Critical Reasoning</text:p>
          </table:table-cell>
          <table:table-cell table:style-name="ce2" table:formula="of:=VLOOKUP([.C52];[$Master.$A$2:.$B$125];2;1)" office:value-type="string" office:string-value="Weaken">
            <text:p>Weak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2" office:value-type="float" office:value="2.0000000065">
            <text:p>2.0000000065</text:p>
          </table:table-cell>
          <table:table-cell table:number-columns-repeated="1012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4" office:value-type="date" office:date-value="2013-10-29">
            <text:p>29/10/13</text:p>
          </table:table-cell>
          <table:table-cell table:style-name="ce2" office:value-type="float" office:value="52">
            <text:p>52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53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2" office:value-type="float" office:value="4.4833333336">
            <text:p>4.4833333336</text:p>
          </table:table-cell>
          <table:table-cell table:number-columns-repeated="1012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4" office:value-type="date" office:date-value="2013-10-29">
            <text:p>29/10/13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E</text:p>
          </table:table-cell>
          <table:table-cell table:style-name="ce2" office:value-type="string">
            <text:p>Incorrect</text:p>
          </table:table-cell>
          <table:table-cell table:style-name="ce2" office:value-type="string">
            <text:p>A</text:p>
          </table:table-cell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54];[$Master.$A$2:.$B$125];2;1)" office:value-type="string" office:string-value="Evaluate">
            <text:p>Evaluate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2" office:value-type="float" office:value="2.8833333263">
            <text:p>2.8833333263</text:p>
          </table:table-cell>
          <table:table-cell table:number-columns-repeated="1012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4" office:value-type="date" office:date-value="2013-10-29">
            <text:p>29/10/13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55];[$Master.$A$2:.$B$125];2;1)" office:value-type="string" office:string-value="Inference">
            <text:p>Inference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2" office:value-type="float" office:value="3.5666666727">
            <text:p>3.5666666727</text:p>
          </table:table-cell>
          <table:table-cell table:number-columns-repeated="1012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4" office:value-type="date" office:date-value="2013-10-29">
            <text:p>29/10/13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56];[$Master.$A$2:.$B$125];2;1)" office:value-type="string" office:string-value="Inference">
            <text:p>Inference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2" office:value-type="float" office:value="1.6166666674">
            <text:p>1.6166666674</text:p>
          </table:table-cell>
          <table:table-cell table:number-columns-repeated="1012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4" office:value-type="date" office:date-value="2013-10-29">
            <text:p>29/10/13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57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2" office:value-type="float" office:value="1.8000000017">
            <text:p>1.8000000017</text:p>
          </table:table-cell>
          <table:table-cell table:number-columns-repeated="1012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4" office:value-type="date" office:date-value="2013-10-29">
            <text:p>29/10/13</text:p>
          </table:table-cell>
          <table:table-cell table:style-name="ce2" office:value-type="float" office:value="57">
            <text:p>57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58];[$Master.$A$2:.$B$125];2;1)" office:value-type="string" office:string-value="Explain Discrepancy">
            <text:p>Explain Discrepancy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2" office:value-type="float" office:value="3.2833333255">
            <text:p>3.2833333255</text:p>
          </table:table-cell>
          <table:table-cell table:number-columns-repeated="1012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4" office:value-type="date" office:date-value="2013-10-29">
            <text:p>29/10/13</text:p>
          </table:table-cell>
          <table:table-cell table:style-name="ce2" office:value-type="float" office:value="58">
            <text:p>58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59];[$Master.$A$2:.$B$125];2;1)" office:value-type="string" office:string-value="Weaken">
            <text:p>Weak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2" office:value-type="float" office:value="2.3166666739">
            <text:p>2.3166666739</text:p>
          </table:table-cell>
          <table:table-cell table:number-columns-repeated="1012"/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4" office:value-type="date" office:date-value="2013-10-29">
            <text:p>29/10/13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D</text:p>
          </table:table-cell>
          <table:table-cell table:style-name="ce2" office:value-type="string">
            <text:p>Incorrect</text:p>
          </table:table-cell>
          <table:table-cell table:style-name="ce2" office:value-type="string">
            <text:p>E</text:p>
          </table:table-cell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60];[$Master.$A$2:.$B$125];2;1)" office:value-type="string" office:string-value="Complete Argument">
            <text:p>Complete Argument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2" office:value-type="float" office:value="2.0499999973">
            <text:p>2.0499999973</text:p>
          </table:table-cell>
          <table:table-cell table:number-columns-repeated="1012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4" office:value-type="date" office:date-value="2013-10-29">
            <text:p>29/10/13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Incorrect</text:p>
          </table:table-cell>
          <table:table-cell table:style-name="ce2" office:value-type="string">
            <text:p>A</text:p>
          </table:table-cell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61];[$Master.$A$2:.$B$125];2;1)" office:value-type="string" office:string-value="Inference">
            <text:p>Inference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2" office:value-type="float" office:value="5.61666667">
            <text:p>5.61666667</text:p>
          </table:table-cell>
          <table:table-cell table:number-columns-repeated="1012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4" office:value-type="date" office:date-value="2013-11-17">
            <text:p>17/11/13</text:p>
          </table:table-cell>
          <table:table-cell table:style-name="ce2" office:value-type="float" office:value="61">
            <text:p>6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62];[$Master.$A$2:.$B$125];2;1)" office:value-type="string" office:string-value="Explain Discrepancy">
            <text:p>Explain Discrepancy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0H00M34.31S">
            <text:p>00:00:34</text:p>
          </table:table-cell>
          <table:table-cell table:number-columns-repeated="1012"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4" office:value-type="date" office:date-value="2013-11-17">
            <text:p>17/11/13</text:p>
          </table:table-cell>
          <table:table-cell table:style-name="ce2" office:value-type="float" office:value="62">
            <text:p>62</text:p>
          </table:table-cell>
          <table:table-cell table:style-name="ce2" office:value-type="string">
            <text:p>B</text:p>
          </table:table-cell>
          <table:table-cell table:style-name="ce2" office:value-type="string">
            <text:p>Incorrec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ough</text:p>
          </table:table-cell>
          <table:table-cell/>
          <table:table-cell table:style-name="ce2" office:value-type="string">
            <text:p>Critical Reasoning</text:p>
          </table:table-cell>
          <table:table-cell table:style-name="ce2" table:formula="of:=VLOOKUP([.C63];[$Master.$A$2:.$B$125];2;1)" office:value-type="string" office:string-value="Weaken">
            <text:p>Weak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0H01M10.63S">
            <text:p>00:01:11</text:p>
          </table:table-cell>
          <table:table-cell table:number-columns-repeated="1012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4" office:value-type="date" office:date-value="2013-11-17">
            <text:p>17/11/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64];[$Master.$A$2:.$B$125];2;1)" office:value-type="string" office:string-value="Describe Role">
            <text:p>Describe Role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0H01M56S">
            <text:p>00:01:56</text:p>
          </table:table-cell>
          <table:table-cell table:number-columns-repeated="1012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4" office:value-type="date" office:date-value="2013-11-17">
            <text:p>17/11/13</text:p>
          </table:table-cell>
          <table:table-cell table:style-name="ce2" office:value-type="float" office:value="64">
            <text:p>64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65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0H00M31.06S">
            <text:p>00:00:31</text:p>
          </table:table-cell>
          <table:table-cell table:number-columns-repeated="1012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4" office:value-type="date" office:date-value="2013-11-17">
            <text:p>17/11/13</text:p>
          </table:table-cell>
          <table:table-cell table:style-name="ce2" office:value-type="float" office:value="65">
            <text:p>6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66];[$Master.$A$2:.$B$125];2;1)" office:value-type="string" office:string-value="Complete Argument">
            <text:p>Complete Argument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0H01M21.19S">
            <text:p>00:01:21</text:p>
          </table:table-cell>
          <table:table-cell table:number-columns-repeated="1012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4" office:value-type="date" office:date-value="2013-11-17">
            <text:p>17/11/13</text:p>
          </table:table-cell>
          <table:table-cell table:style-name="ce2" office:value-type="float" office:value="66">
            <text:p>6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67];[$Master.$A$2:.$B$125];2;1)" office:value-type="string" office:string-value="Inference">
            <text:p>Inference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0H00M14.36S">
            <text:p>00:00:14</text:p>
          </table:table-cell>
          <table:table-cell table:number-columns-repeated="1012"/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4" office:value-type="date" office:date-value="2013-11-17">
            <text:p>17/11/13</text:p>
          </table:table-cell>
          <table:table-cell table:style-name="ce2" office:value-type="float" office:value="67">
            <text:p>67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68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0H00M16.84S">
            <text:p>00:00:17</text:p>
          </table:table-cell>
          <table:table-cell table:number-columns-repeated="1012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4" office:value-type="date" office:date-value="2013-11-17">
            <text:p>17/11/13</text:p>
          </table:table-cell>
          <table:table-cell table:style-name="ce2" office:value-type="float" office:value="68">
            <text:p>68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69];[$Master.$A$2:.$B$125];2;1)" office:value-type="string" office:string-value="Evaluate">
            <text:p>Evaluate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0H00M24.71S">
            <text:p>00:00:25</text:p>
          </table:table-cell>
          <table:table-cell table:number-columns-repeated="1012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4" office:value-type="date" office:date-value="2013-11-17">
            <text:p>17/11/13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70];[$Master.$A$2:.$B$125];2;1)" office:value-type="string" office:string-value="Complete Argument">
            <text:p>Complete Argument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0H00M14.82S">
            <text:p>00:00:15</text:p>
          </table:table-cell>
          <table:table-cell table:number-columns-repeated="1012"/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4" office:value-type="date" office:date-value="2013-11-17">
            <text:p>17/11/13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71];[$Master.$A$2:.$B$125];2;1)" office:value-type="string" office:string-value="Evaluate">
            <text:p>Evaluate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0H00M35S">
            <text:p>00:00:35</text:p>
          </table:table-cell>
          <table:table-cell table:number-columns-repeated="1012"/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4" office:value-type="date" office:date-value="2013-11-17">
            <text:p>17/11/13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72];[$Master.$A$2:.$B$125];2;1)" office:value-type="string" office:string-value="Weaken">
            <text:p>Weak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0H00M09.23S">
            <text:p>00:00:09</text:p>
          </table:table-cell>
          <table:table-cell table:number-columns-repeated="1012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4" office:value-type="date" office:date-value="2013-11-17">
            <text:p>17/11/13</text:p>
          </table:table-cell>
          <table:table-cell table:style-name="ce2" office:value-type="float" office:value="72">
            <text:p>7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Incorrect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illy mistake – Answer</text:p>
          </table:table-cell>
          <table:table-cell/>
          <table:table-cell table:style-name="ce2" office:value-type="string">
            <text:p>Critical Reasoning</text:p>
          </table:table-cell>
          <table:table-cell table:style-name="ce2" table:formula="of:=VLOOKUP([.C73];[$Master.$A$2:.$B$125];2;1)" office:value-type="string" office:string-value="Evaluate">
            <text:p>Evaluate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0H01M17.02S">
            <text:p>00:01:17</text:p>
          </table:table-cell>
          <table:table-cell table:number-columns-repeated="1012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4" office:value-type="date" office:date-value="2013-11-17">
            <text:p>17/11/13</text:p>
          </table:table-cell>
          <table:table-cell table:style-name="ce2" office:value-type="float" office:value="73">
            <text:p>73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74];[$Master.$A$2:.$B$125];2;1)" office:value-type="string" office:string-value="Weaken">
            <text:p>Weak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0H01M30.39S">
            <text:p>00:01:30</text:p>
          </table:table-cell>
          <table:table-cell table:number-columns-repeated="1012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4" office:value-type="date" office:date-value="2013-11-17">
            <text:p>17/11/13</text:p>
          </table:table-cell>
          <table:table-cell table:style-name="ce2" office:value-type="float" office:value="74">
            <text:p>74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75];[$Master.$A$2:.$B$125];2;1)" office:value-type="string" office:string-value="Complete Argument">
            <text:p>Complete Argument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0H01M23.57S">
            <text:p>00:01:24</text:p>
          </table:table-cell>
          <table:table-cell table:number-columns-repeated="1012"/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4" office:value-type="date" office:date-value="2013-11-17">
            <text:p>17/11/13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76];[$Master.$A$2:.$B$125];2;1)" office:value-type="string" office:string-value="Assumption">
            <text:p>Assumptio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0H01M17.93S">
            <text:p>00:01:18</text:p>
          </table:table-cell>
          <table:table-cell table:number-columns-repeated="1012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4" office:value-type="date" office:date-value="2013-11-17">
            <text:p>17/11/13</text:p>
          </table:table-cell>
          <table:table-cell table:style-name="ce2" office:value-type="float" office:value="76">
            <text:p>76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77];[$Master.$A$2:.$B$125];2;1)" office:value-type="string" office:string-value="Describe Role">
            <text:p>Describe Role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0H01M46.71S">
            <text:p>00:01:47</text:p>
          </table:table-cell>
          <table:table-cell table:number-columns-repeated="1012"/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4" office:value-type="date" office:date-value="2013-11-17">
            <text:p>17/11/13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Incorrect</text:p>
          </table:table-cell>
          <table:table-cell table:style-name="ce2" office:value-type="string">
            <text:p>B</text:p>
          </table:table-cell>
          <table:table-cell table:style-name="ce2" office:value-type="string">
            <text:p>Tough</text:p>
          </table:table-cell>
          <table:table-cell/>
          <table:table-cell table:style-name="ce2" office:value-type="string">
            <text:p>Critical Reasoning</text:p>
          </table:table-cell>
          <table:table-cell table:style-name="ce2" table:formula="of:=VLOOKUP([.C78];[$Master.$A$2:.$B$125];2;1)" office:value-type="string" office:string-value="Assumption">
            <text:p>Assumptio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0H02M36.08S">
            <text:p>00:02:36</text:p>
          </table:table-cell>
          <table:table-cell table:number-columns-repeated="1012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4" office:value-type="date" office:date-value="2013-11-17">
            <text:p>17/11/13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79];[$Master.$A$2:.$B$125];2;1)" office:value-type="string" office:string-value="Describe Role">
            <text:p>Describe Role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0H02M27.95S">
            <text:p>00:02:28</text:p>
          </table:table-cell>
          <table:table-cell table:number-columns-repeated="1012"/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4" office:value-type="date" office:date-value="2013-11-17">
            <text:p>17/11/13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orrect</text:p>
          </table:table-cell>
          <table:table-cell table:number-columns-repeated="3"/>
          <table:table-cell table:style-name="ce2" office:value-type="string">
            <text:p>Critical Reasoning</text:p>
          </table:table-cell>
          <table:table-cell table:style-name="ce2" table:formula="of:=VLOOKUP([.C80];[$Master.$A$2:.$B$125];2;1)" office:value-type="string" office:string-value="Weaken">
            <text:p>Weak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0H01M21.13S">
            <text:p>00:01:21</text:p>
          </table:table-cell>
          <table:table-cell table:number-columns-repeated="1012"/>
        </table:table-row>
        <table:table-row table:style-name="ro3">
          <table:table-cell table:style-name="ce2" office:value-type="float" office:value="80">
            <text:p>80</text:p>
          </table:table-cell>
          <table:table-cell table:style-name="ce4" office:value-type="date" office:date-value="2013-11-17">
            <text:p>17/11/13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E</text:p>
          </table:table-cell>
          <table:table-cell table:style-name="ce2" office:value-type="string">
            <text:p>Incorrect</text:p>
          </table:table-cell>
          <table:table-cell table:style-name="ce2" office:value-type="string">
            <text:p>D</text:p>
          </table:table-cell>
          <table:table-cell table:style-name="ce2" office:value-type="string">
            <text:p>Tough</text:p>
          </table:table-cell>
          <table:table-cell/>
          <table:table-cell table:style-name="ce2" office:value-type="string">
            <text:p>Critical Reasoning</text:p>
          </table:table-cell>
          <table:table-cell table:style-name="ce2" table:formula="of:=VLOOKUP([.C81];[$Master.$A$2:.$B$125];2;1)" office:value-type="string" office:string-value="Weaken">
            <text:p>Weak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0H02M30S">
            <text:p>00:02:30</text:p>
          </table:table-cell>
          <table:table-cell table:number-columns-repeated="1012"/>
        </table:table-row>
        <table:table-row table:style-name="ro5">
          <table:table-cell table:style-name="ce2" office:value-type="float" office:value="81">
            <text:p>81</text:p>
          </table:table-cell>
          <table:table-cell table:style-name="ce4" office:value-type="date" office:date-value="2013-11-19">
            <text:p>19/11/13</text:p>
          </table:table-cell>
          <table:table-cell table:style-name="ce2" office:value-type="float" office:value="81">
            <text:p>81</text:p>
          </table:table-cell>
          <table:table-cell table:style-name="ce2" office:value-type="string">
            <text:p>D</text:p>
          </table:table-cell>
          <table:table-cell table:style-name="ce2" table:formula="of:=IF([.F82]=[.D82];&quot;Correct&quot;;&quot;Incorrect&quot;)" office:value-type="string" office:string-value="Correct">
            <text:p>Correct</text:p>
          </table:table-cell>
          <table:table-cell table:style-name="ce2" office:value-type="string">
            <text:p>D</text:p>
          </table:table-cell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82];[$Master.$A$2:.$B$125];2;1)" office:value-type="string" office:string-value="Complete Argument">
            <text:p>Complete Argument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1H13M10S">
            <text:p>01:13:10</text:p>
          </table:table-cell>
          <table:table-cell table:number-columns-repeated="1012"/>
        </table:table-row>
        <table:table-row table:style-name="ro5">
          <table:table-cell table:style-name="ce2" office:value-type="float" office:value="82">
            <text:p>82</text:p>
          </table:table-cell>
          <table:table-cell table:style-name="ce4" office:value-type="date" office:date-value="2013-11-19">
            <text:p>19/11/13</text:p>
          </table:table-cell>
          <table:table-cell table:style-name="ce2" office:value-type="float" office:value="82">
            <text:p>82</text:p>
          </table:table-cell>
          <table:table-cell table:style-name="ce2" office:value-type="string">
            <text:p>B</text:p>
          </table:table-cell>
          <table:table-cell table:style-name="ce2" table:formula="of:=IF([.F83]=[.D83];&quot;Correct&quot;;&quot;Incorrect&quot;)" office:value-type="string" office:string-value="Incorrect">
            <text:p>Incorrect</text:p>
          </table:table-cell>
          <table:table-cell table:style-name="ce2" office:value-type="string">
            <text:p>E</text:p>
          </table:table-cell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83];[$Master.$A$2:.$B$125];2;1)" office:value-type="string" office:string-value="Weaken">
            <text:p>Weak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1H51M16S">
            <text:p>01:51:16</text:p>
          </table:table-cell>
          <table:table-cell table:number-columns-repeated="1012"/>
        </table:table-row>
        <table:table-row table:style-name="ro5">
          <table:table-cell table:style-name="ce2" office:value-type="float" office:value="83">
            <text:p>83</text:p>
          </table:table-cell>
          <table:table-cell table:style-name="ce4" office:value-type="date" office:date-value="2013-11-19">
            <text:p>19/11/13</text:p>
          </table:table-cell>
          <table:table-cell table:style-name="ce2" office:value-type="float" office:value="83">
            <text:p>83</text:p>
          </table:table-cell>
          <table:table-cell table:style-name="ce2" office:value-type="string">
            <text:p>E</text:p>
          </table:table-cell>
          <table:table-cell table:style-name="ce2" table:formula="of:=IF([.F84]=[.D84];&quot;Correct&quot;;&quot;Incorrect&quot;)" office:value-type="string" office:string-value="Correct">
            <text:p>Correct</text:p>
          </table:table-cell>
          <table:table-cell table:style-name="ce2" office:value-type="string">
            <text:p>E</text:p>
          </table:table-cell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84];[$Master.$A$2:.$B$125];2;1)" office:value-type="string" office:string-value="Assumption">
            <text:p>Assumptio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2H08M05S">
            <text:p>02:08:05</text:p>
          </table:table-cell>
          <table:table-cell table:number-columns-repeated="1012"/>
        </table:table-row>
        <table:table-row table:style-name="ro5">
          <table:table-cell table:style-name="ce2" office:value-type="float" office:value="84">
            <text:p>84</text:p>
          </table:table-cell>
          <table:table-cell table:style-name="ce4" office:value-type="date" office:date-value="2013-11-19">
            <text:p>19/11/13</text:p>
          </table:table-cell>
          <table:table-cell table:style-name="ce2" office:value-type="float" office:value="84">
            <text:p>84</text:p>
          </table:table-cell>
          <table:table-cell table:style-name="ce2" office:value-type="string">
            <text:p>C</text:p>
          </table:table-cell>
          <table:table-cell table:style-name="ce2" table:formula="of:=IF([.F85]=[.D85];&quot;Correct&quot;;&quot;Incorrect&quot;)" office:value-type="string" office:string-value="Correct">
            <text:p>Correct</text:p>
          </table:table-cell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85];[$Master.$A$2:.$B$125];2;1)" office:value-type="string" office:string-value="Describe Argument">
            <text:p>Describe Argument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1H33M22S">
            <text:p>01:33:22</text:p>
          </table:table-cell>
          <table:table-cell table:number-columns-repeated="1012"/>
        </table:table-row>
        <table:table-row table:style-name="ro5">
          <table:table-cell table:style-name="ce2" office:value-type="float" office:value="85">
            <text:p>85</text:p>
          </table:table-cell>
          <table:table-cell table:style-name="ce4" office:value-type="date" office:date-value="2013-11-19">
            <text:p>19/11/13</text:p>
          </table:table-cell>
          <table:table-cell table:style-name="ce2" office:value-type="float" office:value="85">
            <text:p>85</text:p>
          </table:table-cell>
          <table:table-cell table:style-name="ce2" office:value-type="string">
            <text:p>C</text:p>
          </table:table-cell>
          <table:table-cell table:style-name="ce2" table:formula="of:=IF([.F86]=[.D86];&quot;Correct&quot;;&quot;Incorrect&quot;)" office:value-type="string" office:string-value="Correct">
            <text:p>Correct</text:p>
          </table:table-cell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86];[$Master.$A$2:.$B$125];2;1)" office:value-type="string" office:string-value="Describe Argument">
            <text:p>Describe Argument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2H03M06S">
            <text:p>02:03:06</text:p>
          </table:table-cell>
          <table:table-cell table:number-columns-repeated="1012"/>
        </table:table-row>
        <table:table-row table:style-name="ro5">
          <table:table-cell table:style-name="ce2" office:value-type="float" office:value="86">
            <text:p>86</text:p>
          </table:table-cell>
          <table:table-cell table:style-name="ce4" office:value-type="date" office:date-value="2013-11-19">
            <text:p>19/11/13</text:p>
          </table:table-cell>
          <table:table-cell table:style-name="ce2" office:value-type="float" office:value="86">
            <text:p>86</text:p>
          </table:table-cell>
          <table:table-cell table:style-name="ce2" office:value-type="string">
            <text:p>D</text:p>
          </table:table-cell>
          <table:table-cell table:style-name="ce2" table:formula="of:=IF([.F87]=[.D87];&quot;Correct&quot;;&quot;Incorrect&quot;)" office:value-type="string" office:string-value="Correct">
            <text:p>Correct</text:p>
          </table:table-cell>
          <table:table-cell table:style-name="ce2" office:value-type="string">
            <text:p>D</text:p>
          </table:table-cell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87];[$Master.$A$2:.$B$125];2;1)" office:value-type="string" office:string-value="Explain Discrepancy">
            <text:p>Explain Discrepancy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2H15M07S">
            <text:p>02:15:07</text:p>
          </table:table-cell>
          <table:table-cell table:number-columns-repeated="1012"/>
        </table:table-row>
        <table:table-row table:style-name="ro5">
          <table:table-cell table:style-name="ce2" office:value-type="float" office:value="87">
            <text:p>87</text:p>
          </table:table-cell>
          <table:table-cell table:style-name="ce4" office:value-type="date" office:date-value="2013-11-19">
            <text:p>19/11/13</text:p>
          </table:table-cell>
          <table:table-cell table:style-name="ce2" office:value-type="float" office:value="87">
            <text:p>87</text:p>
          </table:table-cell>
          <table:table-cell table:style-name="ce2" office:value-type="string">
            <text:p>E</text:p>
          </table:table-cell>
          <table:table-cell table:style-name="ce2" table:formula="of:=IF([.F88]=[.D88];&quot;Correct&quot;;&quot;Incorrect&quot;)" office:value-type="string" office:string-value="Incorrect">
            <text:p>Incorrect</text:p>
          </table:table-cell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88];[$Master.$A$2:.$B$125];2;1)" office:value-type="string" office:string-value="Weaken">
            <text:p>Weak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2H37M19S">
            <text:p>02:37:19</text:p>
          </table:table-cell>
          <table:table-cell table:number-columns-repeated="1012"/>
        </table:table-row>
        <table:table-row table:style-name="ro5">
          <table:table-cell table:style-name="ce2" office:value-type="float" office:value="88">
            <text:p>88</text:p>
          </table:table-cell>
          <table:table-cell table:style-name="ce4" office:value-type="date" office:date-value="2013-11-19">
            <text:p>19/11/13</text:p>
          </table:table-cell>
          <table:table-cell table:style-name="ce2" office:value-type="float" office:value="88">
            <text:p>88</text:p>
          </table:table-cell>
          <table:table-cell table:style-name="ce2" office:value-type="string">
            <text:p>B</text:p>
          </table:table-cell>
          <table:table-cell table:style-name="ce2" table:formula="of:=IF([.F89]=[.D89];&quot;Correct&quot;;&quot;Incorrect&quot;)" office:value-type="string" office:string-value="Incorrect">
            <text:p>Incorrect</text:p>
          </table:table-cell>
          <table:table-cell table:style-name="ce2" office:value-type="string">
            <text:p>A</text:p>
          </table:table-cell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89];[$Master.$A$2:.$B$125];2;1)" office:value-type="string" office:string-value="Weaken">
            <text:p>Weak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2H57M17S">
            <text:p>02:57:17</text:p>
          </table:table-cell>
          <table:table-cell table:number-columns-repeated="1012"/>
        </table:table-row>
        <table:table-row table:style-name="ro5">
          <table:table-cell table:style-name="ce2" office:value-type="float" office:value="89">
            <text:p>89</text:p>
          </table:table-cell>
          <table:table-cell table:style-name="ce4" office:value-type="date" office:date-value="2013-11-19">
            <text:p>19/11/13</text:p>
          </table:table-cell>
          <table:table-cell table:style-name="ce2" office:value-type="float" office:value="89">
            <text:p>89</text:p>
          </table:table-cell>
          <table:table-cell table:style-name="ce2" office:value-type="string">
            <text:p>A</text:p>
          </table:table-cell>
          <table:table-cell table:style-name="ce2" table:formula="of:=IF([.F90]=[.D90];&quot;Correct&quot;;&quot;Incorrect&quot;)" office:value-type="string" office:string-value="Correct">
            <text:p>Correct</text:p>
          </table:table-cell>
          <table:table-cell table:style-name="ce2" office:value-type="string">
            <text:p>A</text:p>
          </table:table-cell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90];[$Master.$A$2:.$B$125];2;1)" office:value-type="string" office:string-value="Describe Role">
            <text:p>Describe Role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1H56M22S">
            <text:p>01:56:22</text:p>
          </table:table-cell>
          <table:table-cell table:number-columns-repeated="1012"/>
        </table:table-row>
        <table:table-row table:style-name="ro5">
          <table:table-cell table:style-name="ce2" office:value-type="float" office:value="90">
            <text:p>90</text:p>
          </table:table-cell>
          <table:table-cell table:style-name="ce4" office:value-type="date" office:date-value="2013-11-19">
            <text:p>19/11/13</text:p>
          </table:table-cell>
          <table:table-cell table:style-name="ce2" office:value-type="float" office:value="90">
            <text:p>90</text:p>
          </table:table-cell>
          <table:table-cell table:style-name="ce2" office:value-type="string">
            <text:p>D</text:p>
          </table:table-cell>
          <table:table-cell table:style-name="ce2" table:formula="of:=IF([.F91]=[.D91];&quot;Correct&quot;;&quot;Incorrect&quot;)" office:value-type="string" office:string-value="Correct">
            <text:p>Correct</text:p>
          </table:table-cell>
          <table:table-cell table:style-name="ce2" office:value-type="string">
            <text:p>D</text:p>
          </table:table-cell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91];[$Master.$A$2:.$B$125];2;1)" office:value-type="string" office:string-value="Weaken">
            <text:p>Weak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2H52M11S">
            <text:p>02:52:11</text:p>
          </table:table-cell>
          <table:table-cell table:number-columns-repeated="1012"/>
        </table:table-row>
        <table:table-row table:style-name="ro5">
          <table:table-cell table:style-name="ce2" office:value-type="float" office:value="91">
            <text:p>91</text:p>
          </table:table-cell>
          <table:table-cell table:style-name="ce4" office:value-type="date" office:date-value="2013-11-19">
            <text:p>19/11/13</text:p>
          </table:table-cell>
          <table:table-cell table:style-name="ce2" office:value-type="float" office:value="91">
            <text:p>91</text:p>
          </table:table-cell>
          <table:table-cell table:style-name="ce2"/>
          <table:table-cell table:style-name="ce2" table:formula="of:=IF([.F92]=[.D92];&quot;Correct&quot;;&quot;Incorrect&quot;)" office:value-type="string" office:string-value="Correct">
            <text:p>Correct</text:p>
          </table:table-cell>
          <table:table-cell table:style-name="ce2"/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92];[$Master.$A$2:.$B$125];2;1)" office:value-type="string" office:string-value="Inference">
            <text:p>Inference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8H38M00S">
            <text:p>08:38:00</text:p>
          </table:table-cell>
          <table:table-cell table:number-columns-repeated="1012"/>
        </table:table-row>
        <table:table-row table:style-name="ro5">
          <table:table-cell table:style-name="ce2" office:value-type="float" office:value="92">
            <text:p>92</text:p>
          </table:table-cell>
          <table:table-cell table:style-name="ce4" office:value-type="date" office:date-value="2013-11-19">
            <text:p>19/11/13</text:p>
          </table:table-cell>
          <table:table-cell table:style-name="ce2" office:value-type="float" office:value="92">
            <text:p>92</text:p>
          </table:table-cell>
          <table:table-cell table:style-name="ce2"/>
          <table:table-cell table:style-name="ce2" table:formula="of:=IF([.F93]=[.D93];&quot;Correct&quot;;&quot;Incorrect&quot;)" office:value-type="string" office:string-value="Correct">
            <text:p>Correct</text:p>
          </table:table-cell>
          <table:table-cell table:style-name="ce2"/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93];[$Master.$A$2:.$B$125];2;1)" office:value-type="string" office:string-value="Explain Discrepancy">
            <text:p>Explain Discrepancy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12H18M00S">
            <text:p>12:18:00</text:p>
          </table:table-cell>
          <table:table-cell table:number-columns-repeated="1012"/>
        </table:table-row>
        <table:table-row table:style-name="ro5">
          <table:table-cell table:style-name="ce2" office:value-type="float" office:value="93">
            <text:p>93</text:p>
          </table:table-cell>
          <table:table-cell table:style-name="ce4" office:value-type="date" office:date-value="2013-11-19">
            <text:p>19/11/13</text:p>
          </table:table-cell>
          <table:table-cell table:style-name="ce2" office:value-type="float" office:value="93">
            <text:p>93</text:p>
          </table:table-cell>
          <table:table-cell table:style-name="ce2"/>
          <table:table-cell table:style-name="ce2" table:formula="of:=IF([.F94]=[.D94];&quot;Correct&quot;;&quot;Incorrect&quot;)" office:value-type="string" office:string-value="Correct">
            <text:p>Correct</text:p>
          </table:table-cell>
          <table:table-cell table:style-name="ce2"/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94];[$Master.$A$2:.$B$125];2;1)" office:value-type="string" office:string-value="Assumption">
            <text:p>Assumptio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1H25M16S">
            <text:p>01:25:16</text:p>
          </table:table-cell>
          <table:table-cell table:number-columns-repeated="1012"/>
        </table:table-row>
        <table:table-row table:style-name="ro5">
          <table:table-cell table:style-name="ce2" office:value-type="float" office:value="94">
            <text:p>94</text:p>
          </table:table-cell>
          <table:table-cell table:style-name="ce4" office:value-type="date" office:date-value="2013-11-19">
            <text:p>19/11/13</text:p>
          </table:table-cell>
          <table:table-cell table:style-name="ce2" office:value-type="float" office:value="94">
            <text:p>94</text:p>
          </table:table-cell>
          <table:table-cell table:style-name="ce2"/>
          <table:table-cell table:style-name="ce2" table:formula="of:=IF([.F95]=[.D95];&quot;Correct&quot;;&quot;Incorrect&quot;)" office:value-type="string" office:string-value="Correct">
            <text:p>Correct</text:p>
          </table:table-cell>
          <table:table-cell table:style-name="ce2"/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95];[$Master.$A$2:.$B$125];2;1)" office:value-type="string" office:string-value="Explain Discrepancy">
            <text:p>Explain Discrepancy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3H21M52S">
            <text:p>03:21:52</text:p>
          </table:table-cell>
          <table:table-cell table:number-columns-repeated="1012"/>
        </table:table-row>
        <table:table-row table:style-name="ro5">
          <table:table-cell table:style-name="ce2" office:value-type="float" office:value="95">
            <text:p>95</text:p>
          </table:table-cell>
          <table:table-cell table:style-name="ce4" office:value-type="date" office:date-value="2013-11-19">
            <text:p>19/11/13</text:p>
          </table:table-cell>
          <table:table-cell table:style-name="ce2" office:value-type="float" office:value="95">
            <text:p>95</text:p>
          </table:table-cell>
          <table:table-cell table:style-name="ce2"/>
          <table:table-cell table:style-name="ce2" table:formula="of:=IF([.F96]=[.D96];&quot;Correct&quot;;&quot;Incorrect&quot;)" office:value-type="string" office:string-value="Correct">
            <text:p>Correct</text:p>
          </table:table-cell>
          <table:table-cell table:style-name="ce2"/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96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4H29M24S">
            <text:p>04:29:24</text:p>
          </table:table-cell>
          <table:table-cell table:number-columns-repeated="1012"/>
        </table:table-row>
        <table:table-row table:style-name="ro5">
          <table:table-cell table:style-name="ce2" office:value-type="float" office:value="96">
            <text:p>96</text:p>
          </table:table-cell>
          <table:table-cell table:style-name="ce4" office:value-type="date" office:date-value="2013-11-19">
            <text:p>19/11/13</text:p>
          </table:table-cell>
          <table:table-cell table:style-name="ce2" office:value-type="float" office:value="96">
            <text:p>96</text:p>
          </table:table-cell>
          <table:table-cell table:style-name="ce2"/>
          <table:table-cell table:style-name="ce2" table:formula="of:=IF([.F97]=[.D97];&quot;Correct&quot;;&quot;Incorrect&quot;)" office:value-type="string" office:string-value="Correct">
            <text:p>Correct</text:p>
          </table:table-cell>
          <table:table-cell table:style-name="ce2"/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97];[$Master.$A$2:.$B$125];2;1)" office:value-type="string" office:string-value="Assumption">
            <text:p>Assumptio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1H54M21S">
            <text:p>01:54:21</text:p>
          </table:table-cell>
          <table:table-cell table:number-columns-repeated="1012"/>
        </table:table-row>
        <table:table-row table:style-name="ro5">
          <table:table-cell table:style-name="ce2" office:value-type="float" office:value="97">
            <text:p>97</text:p>
          </table:table-cell>
          <table:table-cell table:style-name="ce4" office:value-type="date" office:date-value="2013-11-19">
            <text:p>19/11/13</text:p>
          </table:table-cell>
          <table:table-cell table:style-name="ce2" office:value-type="float" office:value="97">
            <text:p>97</text:p>
          </table:table-cell>
          <table:table-cell table:style-name="ce2"/>
          <table:table-cell table:style-name="ce2" table:formula="of:=IF([.F98]=[.D98];&quot;Correct&quot;;&quot;Incorrect&quot;)" office:value-type="string" office:string-value="Correct">
            <text:p>Correct</text:p>
          </table:table-cell>
          <table:table-cell table:style-name="ce2"/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98];[$Master.$A$2:.$B$125];2;1)" office:value-type="string" office:string-value="Weaken">
            <text:p>Weak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2H06M46S">
            <text:p>02:06:46</text:p>
          </table:table-cell>
          <table:table-cell table:number-columns-repeated="1012"/>
        </table:table-row>
        <table:table-row table:style-name="ro5">
          <table:table-cell table:style-name="ce2" office:value-type="float" office:value="98">
            <text:p>98</text:p>
          </table:table-cell>
          <table:table-cell table:style-name="ce4" office:value-type="date" office:date-value="2013-11-19">
            <text:p>19/11/13</text:p>
          </table:table-cell>
          <table:table-cell table:style-name="ce2" office:value-type="float" office:value="98">
            <text:p>98</text:p>
          </table:table-cell>
          <table:table-cell table:style-name="ce2"/>
          <table:table-cell table:style-name="ce2" table:formula="of:=IF([.F99]=[.D99];&quot;Correct&quot;;&quot;Incorrect&quot;)" office:value-type="string" office:string-value="Correct">
            <text:p>Correct</text:p>
          </table:table-cell>
          <table:table-cell table:style-name="ce2"/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99];[$Master.$A$2:.$B$125];2;1)" office:value-type="string" office:string-value="Describe Role">
            <text:p>Describe Role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2H16M13S">
            <text:p>02:16:13</text:p>
          </table:table-cell>
          <table:table-cell table:number-columns-repeated="1012"/>
        </table:table-row>
        <table:table-row table:style-name="ro5">
          <table:table-cell table:style-name="ce2" office:value-type="float" office:value="99">
            <text:p>99</text:p>
          </table:table-cell>
          <table:table-cell table:style-name="ce4" office:value-type="date" office:date-value="2013-11-19">
            <text:p>19/11/13</text:p>
          </table:table-cell>
          <table:table-cell table:style-name="ce2" office:value-type="float" office:value="99">
            <text:p>99</text:p>
          </table:table-cell>
          <table:table-cell table:style-name="ce2"/>
          <table:table-cell table:style-name="ce2" table:formula="of:=IF([.F100]=[.D100];&quot;Correct&quot;;&quot;Incorrect&quot;)" office:value-type="string" office:string-value="Correct">
            <text:p>Correct</text:p>
          </table:table-cell>
          <table:table-cell table:style-name="ce2"/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100];[$Master.$A$2:.$B$125];2;1)" office:value-type="string" office:string-value="Explain Discrepancy">
            <text:p>Explain Discrepancy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2H12M00S">
            <text:p>02:12:00</text:p>
          </table:table-cell>
          <table:table-cell table:number-columns-repeated="1012"/>
        </table:table-row>
        <table:table-row table:style-name="ro5">
          <table:table-cell table:style-name="ce2" office:value-type="float" office:value="100">
            <text:p>100</text:p>
          </table:table-cell>
          <table:table-cell table:style-name="ce4" office:value-type="date" office:date-value="2013-11-19">
            <text:p>19/11/13</text:p>
          </table:table-cell>
          <table:table-cell table:style-name="ce2" office:value-type="float" office:value="100">
            <text:p>100</text:p>
          </table:table-cell>
          <table:table-cell table:style-name="ce2"/>
          <table:table-cell table:style-name="ce2" table:formula="of:=IF([.F101]=[.D101];&quot;Correct&quot;;&quot;Incorrect&quot;)" office:value-type="string" office:string-value="Correct">
            <text:p>Correct</text:p>
          </table:table-cell>
          <table:table-cell table:style-name="ce2"/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101];[$Master.$A$2:.$B$125];2;1)" office:value-type="string" office:string-value="Flaw">
            <text:p>Flaw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2H48M32S">
            <text:p>02:48:32</text:p>
          </table:table-cell>
          <table:table-cell table:number-columns-repeated="1012"/>
        </table:table-row>
        <table:table-row table:style-name="ro5">
          <table:table-cell table:style-name="ce2" office:value-type="float" office:value="101">
            <text:p>101</text:p>
          </table:table-cell>
          <table:table-cell table:style-name="ce4" office:value-type="date" office:date-value="2013-11-22">
            <text:p>22/11/13</text:p>
          </table:table-cell>
          <table:table-cell table:style-name="ce2" office:value-type="float" office:value="101">
            <text:p>101</text:p>
          </table:table-cell>
          <table:table-cell table:style-name="ce2"/>
          <table:table-cell table:style-name="ce2" table:formula="of:=IF([.F102]=[.D102];&quot;Correct&quot;;&quot;Incorrect&quot;)" office:value-type="string" office:string-value="Correct">
            <text:p>Correct</text:p>
          </table:table-cell>
          <table:table-cell table:style-name="ce2"/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102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1H33M24S">
            <text:p>01:33:24</text:p>
          </table:table-cell>
          <table:table-cell table:number-columns-repeated="1012"/>
        </table:table-row>
        <table:table-row table:style-name="ro5">
          <table:table-cell table:style-name="ce2" office:value-type="float" office:value="102">
            <text:p>102</text:p>
          </table:table-cell>
          <table:table-cell table:style-name="ce4" office:value-type="date" office:date-value="2013-11-22">
            <text:p>22/11/13</text:p>
          </table:table-cell>
          <table:table-cell table:style-name="ce2" office:value-type="float" office:value="102">
            <text:p>102</text:p>
          </table:table-cell>
          <table:table-cell table:style-name="ce2"/>
          <table:table-cell table:style-name="ce2" table:formula="of:=IF([.F103]=[.D103];&quot;Correct&quot;;&quot;Incorrect&quot;)" office:value-type="string" office:string-value="Correct">
            <text:p>Correct</text:p>
          </table:table-cell>
          <table:table-cell table:style-name="ce2"/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103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2H29M25S">
            <text:p>02:29:25</text:p>
          </table:table-cell>
          <table:table-cell table:number-columns-repeated="1012"/>
        </table:table-row>
        <table:table-row table:style-name="ro5">
          <table:table-cell table:style-name="ce2" office:value-type="float" office:value="103">
            <text:p>103</text:p>
          </table:table-cell>
          <table:table-cell table:style-name="ce4" office:value-type="date" office:date-value="2013-11-22">
            <text:p>22/11/13</text:p>
          </table:table-cell>
          <table:table-cell table:style-name="ce2" office:value-type="float" office:value="103">
            <text:p>103</text:p>
          </table:table-cell>
          <table:table-cell table:style-name="ce2"/>
          <table:table-cell table:style-name="ce2" table:formula="of:=IF([.F104]=[.D104];&quot;Correct&quot;;&quot;Incorrect&quot;)" office:value-type="string" office:string-value="Correct">
            <text:p>Correct</text:p>
          </table:table-cell>
          <table:table-cell table:style-name="ce2"/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104];[$Master.$A$2:.$B$125];2;1)" office:value-type="string" office:string-value="Inference">
            <text:p>Inference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3H19M00S">
            <text:p>03:19:00</text:p>
          </table:table-cell>
          <table:table-cell table:number-columns-repeated="1012"/>
        </table:table-row>
        <table:table-row table:style-name="ro5">
          <table:table-cell table:style-name="ce2" office:value-type="float" office:value="104">
            <text:p>104</text:p>
          </table:table-cell>
          <table:table-cell table:style-name="ce4" office:value-type="date" office:date-value="2013-11-22">
            <text:p>22/11/13</text:p>
          </table:table-cell>
          <table:table-cell table:style-name="ce2" office:value-type="float" office:value="104">
            <text:p>104</text:p>
          </table:table-cell>
          <table:table-cell table:style-name="ce2"/>
          <table:table-cell table:style-name="ce2" table:formula="of:=IF([.F105]=[.D105];&quot;Correct&quot;;&quot;Incorrect&quot;)" office:value-type="string" office:string-value="Correct">
            <text:p>Correct</text:p>
          </table:table-cell>
          <table:table-cell table:style-name="ce2"/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105];[$Master.$A$2:.$B$125];2;1)" office:value-type="string" office:string-value="Inference">
            <text:p>Inference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2H56M12S">
            <text:p>02:56:12</text:p>
          </table:table-cell>
          <table:table-cell table:number-columns-repeated="1012"/>
        </table:table-row>
        <table:table-row table:style-name="ro5">
          <table:table-cell table:style-name="ce2" office:value-type="float" office:value="105">
            <text:p>105</text:p>
          </table:table-cell>
          <table:table-cell table:style-name="ce4" office:value-type="date" office:date-value="2013-11-22">
            <text:p>22/11/13</text:p>
          </table:table-cell>
          <table:table-cell table:style-name="ce2" office:value-type="float" office:value="105">
            <text:p>105</text:p>
          </table:table-cell>
          <table:table-cell table:style-name="ce2"/>
          <table:table-cell table:style-name="ce2" table:formula="of:=IF([.F106]=[.D106];&quot;Correct&quot;;&quot;Incorrect&quot;)" office:value-type="string" office:string-value="Correct">
            <text:p>Correct</text:p>
          </table:table-cell>
          <table:table-cell table:style-name="ce2"/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106];[$Master.$A$2:.$B$125];2;1)" office:value-type="string" office:string-value="Inference">
            <text:p>Inference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1H50M54S">
            <text:p>01:50:54</text:p>
          </table:table-cell>
          <table:table-cell table:number-columns-repeated="1012"/>
        </table:table-row>
        <table:table-row table:style-name="ro5">
          <table:table-cell table:style-name="ce2" office:value-type="float" office:value="106">
            <text:p>106</text:p>
          </table:table-cell>
          <table:table-cell table:style-name="ce4" office:value-type="date" office:date-value="2013-11-22">
            <text:p>22/11/13</text:p>
          </table:table-cell>
          <table:table-cell table:style-name="ce2" office:value-type="float" office:value="106">
            <text:p>106</text:p>
          </table:table-cell>
          <table:table-cell table:style-name="ce2"/>
          <table:table-cell table:style-name="ce2" table:formula="of:=IF([.F107]=[.D107];&quot;Correct&quot;;&quot;Incorrect&quot;)" office:value-type="string" office:string-value="Correct">
            <text:p>Correct</text:p>
          </table:table-cell>
          <table:table-cell table:style-name="ce2"/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107];[$Master.$A$2:.$B$125];2;1)" office:value-type="string" office:string-value="Assumption">
            <text:p>Assumptio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1H33M33S">
            <text:p>01:33:33</text:p>
          </table:table-cell>
          <table:table-cell table:number-columns-repeated="1012"/>
        </table:table-row>
        <table:table-row table:style-name="ro5">
          <table:table-cell table:style-name="ce2" office:value-type="float" office:value="107">
            <text:p>107</text:p>
          </table:table-cell>
          <table:table-cell table:style-name="ce4" office:value-type="date" office:date-value="2013-11-22">
            <text:p>22/11/13</text:p>
          </table:table-cell>
          <table:table-cell table:style-name="ce2" office:value-type="float" office:value="107">
            <text:p>107</text:p>
          </table:table-cell>
          <table:table-cell table:style-name="ce2"/>
          <table:table-cell table:style-name="ce2" table:formula="of:=IF([.F108]=[.D108];&quot;Correct&quot;;&quot;Incorrect&quot;)" office:value-type="string" office:string-value="Correct">
            <text:p>Correct</text:p>
          </table:table-cell>
          <table:table-cell table:style-name="ce2"/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108];[$Master.$A$2:.$B$125];2;1)" office:value-type="string" office:string-value="Weaken">
            <text:p>Weak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3H08M37S">
            <text:p>03:08:37</text:p>
          </table:table-cell>
          <table:table-cell table:number-columns-repeated="1012"/>
        </table:table-row>
        <table:table-row table:style-name="ro5">
          <table:table-cell table:style-name="ce2" office:value-type="float" office:value="108">
            <text:p>108</text:p>
          </table:table-cell>
          <table:table-cell table:style-name="ce4" office:value-type="date" office:date-value="2013-11-22">
            <text:p>22/11/13</text:p>
          </table:table-cell>
          <table:table-cell table:style-name="ce2" office:value-type="float" office:value="108">
            <text:p>108</text:p>
          </table:table-cell>
          <table:table-cell table:style-name="ce2"/>
          <table:table-cell table:style-name="ce2" table:formula="of:=IF([.F109]=[.D109];&quot;Correct&quot;;&quot;Incorrect&quot;)" office:value-type="string" office:string-value="Correct">
            <text:p>Correct</text:p>
          </table:table-cell>
          <table:table-cell table:style-name="ce2"/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109];[$Master.$A$2:.$B$125];2;1)" office:value-type="string" office:string-value="Strengthen">
            <text:p>Strengthe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1H27M43S">
            <text:p>01:27:43</text:p>
          </table:table-cell>
          <table:table-cell table:number-columns-repeated="1012"/>
        </table:table-row>
        <table:table-row table:style-name="ro5">
          <table:table-cell table:style-name="ce2" office:value-type="float" office:value="109">
            <text:p>109</text:p>
          </table:table-cell>
          <table:table-cell table:style-name="ce4" office:value-type="date" office:date-value="2013-11-22">
            <text:p>22/11/13</text:p>
          </table:table-cell>
          <table:table-cell table:style-name="ce2" office:value-type="float" office:value="109">
            <text:p>109</text:p>
          </table:table-cell>
          <table:table-cell table:style-name="ce2"/>
          <table:table-cell table:style-name="ce2" table:formula="of:=IF([.F110]=[.D110];&quot;Correct&quot;;&quot;Incorrect&quot;)" office:value-type="string" office:string-value="Correct">
            <text:p>Correct</text:p>
          </table:table-cell>
          <table:table-cell table:style-name="ce2"/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110];[$Master.$A$2:.$B$125];2;1)" office:value-type="string" office:string-value="Assumption">
            <text:p>Assumption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2H19M03S">
            <text:p>02:19:03</text:p>
          </table:table-cell>
          <table:table-cell table:number-columns-repeated="1012"/>
        </table:table-row>
        <table:table-row table:style-name="ro5">
          <table:table-cell table:style-name="ce2" office:value-type="float" office:value="110">
            <text:p>110</text:p>
          </table:table-cell>
          <table:table-cell table:style-name="ce4" office:value-type="date" office:date-value="2013-11-22">
            <text:p>22/11/13</text:p>
          </table:table-cell>
          <table:table-cell table:style-name="ce2" office:value-type="float" office:value="110">
            <text:p>110</text:p>
          </table:table-cell>
          <table:table-cell table:style-name="ce2"/>
          <table:table-cell table:style-name="ce2" table:formula="of:=IF([.F111]=[.D111];&quot;Correct&quot;;&quot;Incorrect&quot;)" office:value-type="string" office:string-value="Correct">
            <text:p>Correct</text:p>
          </table:table-cell>
          <table:table-cell table:style-name="ce2"/>
          <table:table-cell table:number-columns-repeated="2"/>
          <table:table-cell table:style-name="ce2" office:value-type="string">
            <text:p>Critical Reasoning</text:p>
          </table:table-cell>
          <table:table-cell table:style-name="ce2" table:formula="of:=VLOOKUP([.C111];[$Master.$A$2:.$B$125];2;1)" office:value-type="string" office:string-value="Evaluate">
            <text:p>Evaluate</text:p>
          </table:table-cell>
          <table:table-cell table:style-name="ce2" office:value-type="string">
            <text:p><text:span text:style-name="T1">Official</text:span> Guide 13th Edition</text:p>
          </table:table-cell>
          <table:table-cell table:style-name="ce5" office:value-type="time" office:time-value="PT01H32M01S">
            <text:p>01:32:01</text:p>
          </table:table-cell>
          <table:table-cell table:number-columns-repeated="1012"/>
        </table:table-row>
        <table:table-row table:style-name="ro3">
          <table:table-cell table:style-name="ce2" office:value-type="float" office:value="111">
            <text:p>111</text:p>
          </table:table-cell>
          <table:table-cell table:number-columns-repeated="1023"/>
        </table:table-row>
        <table:table-row table:style-name="ro3">
          <table:table-cell table:style-name="ce2" office:value-type="float" office:value="112">
            <text:p>112</text:p>
          </table:table-cell>
          <table:table-cell table:number-columns-repeated="1023"/>
        </table:table-row>
        <table:table-row table:style-name="ro3">
          <table:table-cell table:style-name="ce2" office:value-type="float" office:value="113">
            <text:p>113</text:p>
          </table:table-cell>
          <table:table-cell table:number-columns-repeated="1023"/>
        </table:table-row>
        <table:table-row table:style-name="ro3">
          <table:table-cell table:style-name="ce2" office:value-type="float" office:value="114">
            <text:p>114</text:p>
          </table:table-cell>
          <table:table-cell table:number-columns-repeated="1023"/>
        </table:table-row>
        <table:table-row table:style-name="ro3">
          <table:table-cell table:style-name="ce2" office:value-type="float" office:value="115">
            <text:p>115</text:p>
          </table:table-cell>
          <table:table-cell table:number-columns-repeated="1023"/>
        </table:table-row>
        <table:table-row table:style-name="ro3">
          <table:table-cell table:style-name="ce2" office:value-type="float" office:value="116">
            <text:p>116</text:p>
          </table:table-cell>
          <table:table-cell table:number-columns-repeated="1023"/>
        </table:table-row>
        <table:table-row table:style-name="ro3">
          <table:table-cell table:style-name="ce2" office:value-type="float" office:value="117">
            <text:p>117</text:p>
          </table:table-cell>
          <table:table-cell table:number-columns-repeated="1023"/>
        </table:table-row>
        <table:table-row table:style-name="ro3">
          <table:table-cell table:style-name="ce2" office:value-type="float" office:value="118">
            <text:p>118</text:p>
          </table:table-cell>
          <table:table-cell table:number-columns-repeated="1023"/>
        </table:table-row>
        <table:table-row table:style-name="ro3">
          <table:table-cell table:style-name="ce2" office:value-type="float" office:value="119">
            <text:p>119</text:p>
          </table:table-cell>
          <table:table-cell table:number-columns-repeated="1023"/>
        </table:table-row>
        <table:table-row table:style-name="ro3">
          <table:table-cell table:style-name="ce2" office:value-type="float" office:value="120">
            <text:p>120</text:p>
          </table:table-cell>
          <table:table-cell table:number-columns-repeated="1023"/>
        </table:table-row>
        <table:table-row table:style-name="ro3">
          <table:table-cell table:style-name="ce2" office:value-type="float" office:value="121">
            <text:p>121</text:p>
          </table:table-cell>
          <table:table-cell table:number-columns-repeated="1023"/>
        </table:table-row>
        <table:table-row table:style-name="ro3">
          <table:table-cell table:style-name="ce2" office:value-type="float" office:value="122">
            <text:p>122</text:p>
          </table:table-cell>
          <table:table-cell table:number-columns-repeated="1023"/>
        </table:table-row>
        <table:table-row table:style-name="ro3">
          <table:table-cell table:style-name="ce2" office:value-type="float" office:value="123">
            <text:p>123</text:p>
          </table:table-cell>
          <table:table-cell table:number-columns-repeated="1023"/>
        </table:table-row>
        <table:table-row table:style-name="ro3">
          <table:table-cell table:style-name="ce2" office:value-type="float" office:value="124">
            <text:p>124</text:p>
          </table:table-cell>
          <table:table-cell table:number-columns-repeated="1023"/>
        </table:table-row>
        <table:table-row table:style-name="ro3">
          <table:table-cell table:style-name="ce2" office:value-type="float" office:value="125">
            <text:p>125</text:p>
          </table:table-cell>
          <table:table-cell table:number-columns-repeated="1023"/>
        </table:table-row>
        <table:table-row table:style-name="ro3">
          <table:table-cell table:style-name="ce2" office:value-type="float" office:value="126">
            <text:p>126</text:p>
          </table:table-cell>
          <table:table-cell table:number-columns-repeated="1023"/>
        </table:table-row>
        <table:table-row table:style-name="ro3">
          <table:table-cell table:style-name="ce2" office:value-type="float" office:value="127">
            <text:p>127</text:p>
          </table:table-cell>
          <table:table-cell table:number-columns-repeated="1023"/>
        </table:table-row>
        <table:table-row table:style-name="ro3">
          <table:table-cell table:style-name="ce2" office:value-type="float" office:value="128">
            <text:p>128</text:p>
          </table:table-cell>
          <table:table-cell table:number-columns-repeated="1023"/>
        </table:table-row>
        <table:table-row table:style-name="ro3">
          <table:table-cell table:style-name="ce2" office:value-type="float" office:value="129">
            <text:p>129</text:p>
          </table:table-cell>
          <table:table-cell table:number-columns-repeated="1023"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itical Reasoning" table:style-name="ta2">
        <table:table-column table:style-name="co9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0" table:number-columns-repeated="3" table:default-cell-style-name="ce2"/>
        <table:table-column table:style-name="co9" table:number-columns-repeated="2" table:default-cell-style-name="ce2"/>
        <table:table-column table:style-name="co10" table:number-columns-repeated="1014" table:default-cell-style-name="ce2"/>
        <table:table-row table:style-name="ro6">
          <table:table-cell table:style-name="ce6" office:value-type="string">
            <text:p>Filter</text:p>
          </table:table-cell>
          <table:table-cell table:number-columns-repeated="4"/>
          <table:table-cell>
            <draw:frame table:end-cell-address="'Critical Reasoning'.L17" table:end-x="0.342cm" table:end-y="0.029cm" draw:z-index="0" draw:style-name="gr1" draw:text-style-name="P1" svg:width="15.996cm" svg:height="7.204cm" svg:x="0.476cm" svg:y="0.05cm">
              <draw:object draw:notify-on-update-of-ranges="'Critical Reasoning'.A5:'Critical Reasoning'.A10 'Critical Reasoning'.B3:'Critical Reasoning'.B4 'Critical Reasoning'.B5:'Critical Reasoning'.B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>
            <text:p>Count - Result</text:p>
          </table:table-cell>
          <table:table-cell table:style-name="ce8" office:value-type="string">
            <text:p>Result</text:p>
          </table:table-cell>
          <table:table-cell table:style-name="ce25"/>
          <table:table-cell table:style-name="ce38"/>
          <table:table-cell table:number-columns-repeated="1020"/>
        </table:table-row>
        <table:table-row table:style-name="ro6">
          <table:table-cell table:style-name="ce8" office:value-type="string">
            <text:p>Date</text:p>
          </table:table-cell>
          <table:table-cell table:style-name="ce17" office:value-type="string">
            <text:p>Correct</text:p>
          </table:table-cell>
          <table:table-cell table:style-name="ce26" office:value-type="string">
            <text:p>Incorrect</text:p>
          </table:table-cell>
          <table:table-cell table:style-name="ce39" office:value-type="string">
            <text:p>Total Result</text:p>
          </table:table-cell>
          <table:table-cell table:number-columns-repeated="1020"/>
        </table:table-row>
        <table:table-row table:style-name="ro6">
          <table:table-cell table:style-name="ce9" office:value-type="date" office:date-value="2013-11-22">
            <text:p>22/11/13</text:p>
          </table:table-cell>
          <table:table-cell table:style-name="ce18" office:value-type="percentage" office:value="0.3">
            <text:p>30.00%</text:p>
          </table:table-cell>
          <table:table-cell table:style-name="ce27" office:value-type="percentage" office:value="0.7">
            <text:p>70.00%</text:p>
          </table:table-cell>
          <table:table-cell table:style-name="ce40" office:value-type="percentage" office:value="1">
            <text:p>100.00%</text:p>
          </table:table-cell>
          <table:table-cell table:number-columns-repeated="1020"/>
        </table:table-row>
        <table:table-row table:style-name="ro6">
          <table:table-cell table:style-name="ce10" office:value-type="date" office:date-value="2013-11-19">
            <text:p>19/11/13</text:p>
          </table:table-cell>
          <table:table-cell table:style-name="ce19" office:value-type="percentage" office:value="0.4">
            <text:p>40.00%</text:p>
          </table:table-cell>
          <table:table-cell table:style-name="ce28" office:value-type="percentage" office:value="0.6">
            <text:p>60.00%</text:p>
          </table:table-cell>
          <table:table-cell table:style-name="ce41" office:value-type="percentage" office:value="1">
            <text:p>100.00%</text:p>
          </table:table-cell>
          <table:table-cell table:number-columns-repeated="1020"/>
        </table:table-row>
        <table:table-row table:style-name="ro6">
          <table:table-cell table:style-name="ce10" office:value-type="date" office:date-value="2013-11-17">
            <text:p>17/11/13</text:p>
          </table:table-cell>
          <table:table-cell table:style-name="ce19" office:value-type="percentage" office:value="0.8">
            <text:p>80.00%</text:p>
          </table:table-cell>
          <table:table-cell table:style-name="ce28" office:value-type="percentage" office:value="0.2">
            <text:p>20.00%</text:p>
          </table:table-cell>
          <table:table-cell table:style-name="ce41" office:value-type="percentage" office:value="1">
            <text:p>100.00%</text:p>
          </table:table-cell>
          <table:table-cell table:number-columns-repeated="1020"/>
        </table:table-row>
        <table:table-row table:style-name="ro6">
          <table:table-cell table:style-name="ce10" office:value-type="date" office:date-value="2013-10-29">
            <text:p>29/10/13</text:p>
          </table:table-cell>
          <table:table-cell table:style-name="ce19" office:value-type="percentage" office:value="0.6">
            <text:p>60.00%</text:p>
          </table:table-cell>
          <table:table-cell table:style-name="ce28" office:value-type="percentage" office:value="0.4">
            <text:p>40.00%</text:p>
          </table:table-cell>
          <table:table-cell table:style-name="ce41" office:value-type="percentage" office:value="1">
            <text:p>100.00%</text:p>
          </table:table-cell>
          <table:table-cell table:number-columns-repeated="1020"/>
        </table:table-row>
        <table:table-row table:style-name="ro6">
          <table:table-cell table:style-name="ce10" office:value-type="date" office:date-value="2013-10-28">
            <text:p>28/10/13</text:p>
          </table:table-cell>
          <table:table-cell table:style-name="ce19" office:value-type="percentage" office:value="0.7">
            <text:p>70.00%</text:p>
          </table:table-cell>
          <table:table-cell table:style-name="ce28" office:value-type="percentage" office:value="0.3">
            <text:p>30.00%</text:p>
          </table:table-cell>
          <table:table-cell table:style-name="ce41" office:value-type="percentage" office:value="1">
            <text:p>100.00%</text:p>
          </table:table-cell>
          <table:table-cell table:number-columns-repeated="1020"/>
        </table:table-row>
        <table:table-row table:style-name="ro6">
          <table:table-cell table:style-name="ce10" office:value-type="date" office:date-value="2013-10-24">
            <text:p>24/10/13</text:p>
          </table:table-cell>
          <table:table-cell table:style-name="ce19" office:value-type="percentage" office:value="0.7">
            <text:p>70.00%</text:p>
          </table:table-cell>
          <table:table-cell table:style-name="ce28" office:value-type="percentage" office:value="0.3">
            <text:p>30.00%</text:p>
          </table:table-cell>
          <table:table-cell table:style-name="ce41" office:value-type="percentage" office:value="1">
            <text:p>100.00%</text:p>
          </table:table-cell>
          <table:table-cell table:number-columns-repeated="1020"/>
        </table:table-row>
        <table:table-row table:style-name="ro6">
          <table:table-cell table:style-name="ce10" office:value-type="date" office:date-value="2013-10-22">
            <text:p>22/10/13</text:p>
          </table:table-cell>
          <table:table-cell table:style-name="ce19" office:value-type="percentage" office:value="0.7">
            <text:p>70.00%</text:p>
          </table:table-cell>
          <table:table-cell table:style-name="ce28" office:value-type="percentage" office:value="0.3">
            <text:p>30.00%</text:p>
          </table:table-cell>
          <table:table-cell table:style-name="ce41" office:value-type="percentage" office:value="1">
            <text:p>100.00%</text:p>
          </table:table-cell>
          <table:table-cell table:number-columns-repeated="1020"/>
        </table:table-row>
        <table:table-row table:style-name="ro6">
          <table:table-cell table:style-name="ce10" office:value-type="date" office:date-value="2013-10-21">
            <text:p>21/10/13</text:p>
          </table:table-cell>
          <table:table-cell table:style-name="ce20" office:value-type="percentage" office:value="0.9">
            <text:p>90.00%</text:p>
          </table:table-cell>
          <table:table-cell table:style-name="ce29" office:value-type="percentage" office:value="0.1">
            <text:p>10.00%</text:p>
          </table:table-cell>
          <table:table-cell table:style-name="ce42" office:value-type="percentage" office:value="1">
            <text:p>100.00%</text:p>
          </table:table-cell>
          <table:table-cell table:number-columns-repeated="1020"/>
        </table:table-row>
        <table:table-row table:style-name="ro6">
          <table:table-cell table:style-name="ce11" office:value-type="string">
            <text:p>Total Result</text:p>
          </table:table-cell>
          <table:table-cell table:style-name="ce21" office:value-type="percentage" office:value="0.636363636363636">
            <text:p>63.64%</text:p>
          </table:table-cell>
          <table:table-cell table:style-name="ce30" office:value-type="percentage" office:value="0.363636363636364">
            <text:p>36.36%</text:p>
          </table:table-cell>
          <table:table-cell table:style-name="ce43" office:value-type="percentage" office:value="1">
            <text:p>100.00%</text:p>
          </table:table-cell>
          <table:table-cell table:number-columns-repeated="1020"/>
        </table:table-row>
        <table:table-row table:style-name="ro6" table:number-rows-repeated="12">
          <table:table-cell table:number-columns-repeated="1024"/>
        </table:table-row>
        <table:table-row table:style-name="ro6">
          <table:table-cell table:style-name="ce6" office:value-type="string">
            <text:p>Filter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12" office:value-type="string">
            <text:p>Count - Result</text:p>
          </table:table-cell>
          <table:table-cell table:style-name="ce22"/>
          <table:table-cell table:style-name="ce8" office:value-type="string">
            <text:p>Result</text:p>
          </table:table-cell>
          <table:table-cell table:style-name="ce25"/>
          <table:table-cell table:style-name="ce38"/>
          <table:table-cell>
            <draw:frame table:end-cell-address="'Critical Reasoning'.L50" table:end-x="0.175cm" table:end-y="0.426cm" draw:z-index="1" draw:style-name="gr1" draw:text-style-name="P1" svg:width="15.381cm" svg:height="10.28cm" svg:x="0.924cm" svg:y="0.082cm">
              <draw:object draw:notify-on-update-of-ranges="'Critical Reasoning'.A30:'Critical Reasoning'.A83 'Critical Reasoning'.C28:'Critical Reasoning'.C29 'Critical Reasoning'.C30:'Critical Reasoning'.C8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6">
          <table:table-cell table:style-name="ce8" office:value-type="string">
            <text:p>Type</text:p>
          </table:table-cell>
          <table:table-cell table:style-name="ce8" office:value-type="string">
            <text:p>Date</text:p>
          </table:table-cell>
          <table:table-cell table:style-name="ce17" office:value-type="string">
            <text:p>Correct</text:p>
          </table:table-cell>
          <table:table-cell table:style-name="ce26" office:value-type="string">
            <text:p>Incorrect</text:p>
          </table:table-cell>
          <table:table-cell table:style-name="ce39" office:value-type="string">
            <text:p>Total Result</text:p>
          </table:table-cell>
          <table:table-cell table:number-columns-repeated="1019"/>
        </table:table-row>
        <table:table-row table:style-name="ro6">
          <table:table-cell table:style-name="ce13" office:value-type="string">
            <text:p>Assumption</text:p>
          </table:table-cell>
          <table:table-cell table:style-name="ce9" office:value-type="date" office:date-value="2013-10-24">
            <text:p>24/10/13</text:p>
          </table:table-cell>
          <table:table-cell table:style-name="ce18" office:value-type="percentage" office:value="1">
            <text:p>100.00%</text:p>
          </table:table-cell>
          <table:table-cell table:style-name="ce44"/>
          <table:table-cell table:style-name="ce40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0-28">
            <text:p>28/10/13</text:p>
          </table:table-cell>
          <table:table-cell table:style-name="ce19" office:value-type="percentage" office:value="0.666666666666667">
            <text:p>66.67%</text:p>
          </table:table-cell>
          <table:table-cell table:style-name="ce28" office:value-type="percentage" office:value="0.333333333333333">
            <text:p>33.33%</text:p>
          </table:table-cell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1-17">
            <text:p>17/11/13</text:p>
          </table:table-cell>
          <table:table-cell table:style-name="ce19" office:value-type="percentage" office:value="0.5">
            <text:p>50.00%</text:p>
          </table:table-cell>
          <table:table-cell table:style-name="ce28" office:value-type="percentage" office:value="0.5">
            <text:p>50.00%</text:p>
          </table:table-cell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1-19">
            <text:p>19/11/13</text:p>
          </table:table-cell>
          <table:table-cell table:style-name="ce19" office:value-type="percentage" office:value="0.333333333333333">
            <text:p>33.33%</text:p>
          </table:table-cell>
          <table:table-cell table:style-name="ce28" office:value-type="percentage" office:value="0.666666666666667">
            <text:p>66.67%</text:p>
          </table:table-cell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5"/>
          <table:table-cell table:style-name="ce23" office:value-type="date" office:date-value="2013-11-22">
            <text:p>22/11/13</text:p>
          </table:table-cell>
          <table:table-cell table:style-name="ce31"/>
          <table:table-cell table:style-name="ce29" office:value-type="percentage" office:value="1">
            <text:p>100.00%</text:p>
          </table:table-cell>
          <table:table-cell table:style-name="ce42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3" office:value-type="string">
            <text:p>Complete Argument</text:p>
          </table:table-cell>
          <table:table-cell table:style-name="ce9" office:value-type="date" office:date-value="2013-10-22">
            <text:p>22/10/13</text:p>
          </table:table-cell>
          <table:table-cell table:style-name="ce32" office:value-type="percentage" office:value="1">
            <text:p>100.00%</text:p>
          </table:table-cell>
          <table:table-cell table:style-name="ce45"/>
          <table:table-cell table:style-name="ce40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0-24">
            <text:p>24/10/13</text:p>
          </table:table-cell>
          <table:table-cell table:number-columns-repeated="2" table:style-name="ce33" office:value-type="percentage" office:value="0.5">
            <text:p>50.00%</text:p>
          </table:table-cell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0-29">
            <text:p>29/10/13</text:p>
          </table:table-cell>
          <table:table-cell table:style-name="ce34"/>
          <table:table-cell table:style-name="ce33" office:value-type="percentage" office:value="1">
            <text:p>100.00%</text:p>
          </table:table-cell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1-17">
            <text:p>17/11/13</text:p>
          </table:table-cell>
          <table:table-cell table:style-name="ce33" office:value-type="percentage" office:value="1">
            <text:p>100.00%</text:p>
          </table:table-cell>
          <table:table-cell table:style-name="ce34"/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5"/>
          <table:table-cell table:style-name="ce23" office:value-type="date" office:date-value="2013-11-19">
            <text:p>19/11/13</text:p>
          </table:table-cell>
          <table:table-cell table:style-name="ce35"/>
          <table:table-cell table:style-name="ce36" office:value-type="percentage" office:value="1">
            <text:p>100.00%</text:p>
          </table:table-cell>
          <table:table-cell table:style-name="ce42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3" office:value-type="string">
            <text:p>Describe Argument</text:p>
          </table:table-cell>
          <table:table-cell table:style-name="ce9" office:value-type="date" office:date-value="2013-10-24">
            <text:p>24/10/13</text:p>
          </table:table-cell>
          <table:table-cell table:style-name="ce18" office:value-type="percentage" office:value="1">
            <text:p>100.00%</text:p>
          </table:table-cell>
          <table:table-cell table:style-name="ce44"/>
          <table:table-cell table:style-name="ce40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5"/>
          <table:table-cell table:style-name="ce23" office:value-type="date" office:date-value="2013-11-19">
            <text:p>19/11/13</text:p>
          </table:table-cell>
          <table:table-cell table:style-name="ce20" office:value-type="percentage" office:value="0.5">
            <text:p>50.00%</text:p>
          </table:table-cell>
          <table:table-cell table:style-name="ce29" office:value-type="percentage" office:value="0.5">
            <text:p>50.00%</text:p>
          </table:table-cell>
          <table:table-cell table:style-name="ce42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3" office:value-type="string">
            <text:p>Describe Role</text:p>
          </table:table-cell>
          <table:table-cell table:style-name="ce9" office:value-type="date" office:date-value="2013-10-22">
            <text:p>22/10/13</text:p>
          </table:table-cell>
          <table:table-cell table:style-name="ce32" office:value-type="percentage" office:value="1">
            <text:p>100.00%</text:p>
          </table:table-cell>
          <table:table-cell table:style-name="ce45"/>
          <table:table-cell table:style-name="ce40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0-24">
            <text:p>24/10/13</text:p>
          </table:table-cell>
          <table:table-cell table:style-name="ce33" office:value-type="percentage" office:value="1">
            <text:p>100.00%</text:p>
          </table:table-cell>
          <table:table-cell table:style-name="ce34"/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1-17">
            <text:p>17/11/13</text:p>
          </table:table-cell>
          <table:table-cell table:style-name="ce33" office:value-type="percentage" office:value="1">
            <text:p>100.00%</text:p>
          </table:table-cell>
          <table:table-cell table:style-name="ce34"/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2">
          <table:table-cell table:style-name="ce15"/>
          <table:table-cell table:style-name="ce23" office:value-type="date" office:date-value="2013-11-19">
            <text:p>19/11/13</text:p>
          </table:table-cell>
          <table:table-cell table:style-name="ce36" office:value-type="percentage" office:value="1">
            <text:p>100.00%</text:p>
          </table:table-cell>
          <table:table-cell table:style-name="ce35"/>
          <table:table-cell table:style-name="ce42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3" office:value-type="string">
            <text:p>Evaluate</text:p>
          </table:table-cell>
          <table:table-cell table:style-name="ce9" office:value-type="date" office:date-value="2013-10-21">
            <text:p>21/10/13</text:p>
          </table:table-cell>
          <table:table-cell table:style-name="ce18" office:value-type="percentage" office:value="1">
            <text:p>100.00%</text:p>
          </table:table-cell>
          <table:table-cell table:style-name="ce44"/>
          <table:table-cell table:style-name="ce40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0-22">
            <text:p>22/10/13</text:p>
          </table:table-cell>
          <table:table-cell table:style-name="ce19" office:value-type="percentage" office:value="1">
            <text:p>100.00%</text:p>
          </table:table-cell>
          <table:table-cell table:style-name="ce46"/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0-24">
            <text:p>24/10/13</text:p>
          </table:table-cell>
          <table:table-cell table:style-name="ce19" office:value-type="percentage" office:value="0.5">
            <text:p>50.00%</text:p>
          </table:table-cell>
          <table:table-cell table:style-name="ce28" office:value-type="percentage" office:value="0.5">
            <text:p>50.00%</text:p>
          </table:table-cell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0-28">
            <text:p>28/10/13</text:p>
          </table:table-cell>
          <table:table-cell table:style-name="ce19" office:value-type="percentage" office:value="1">
            <text:p>100.00%</text:p>
          </table:table-cell>
          <table:table-cell table:style-name="ce46"/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0-29">
            <text:p>29/10/13</text:p>
          </table:table-cell>
          <table:table-cell table:style-name="ce37"/>
          <table:table-cell table:style-name="ce28" office:value-type="percentage" office:value="1">
            <text:p>100.00%</text:p>
          </table:table-cell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1-17">
            <text:p>17/11/13</text:p>
          </table:table-cell>
          <table:table-cell table:style-name="ce19" office:value-type="percentage" office:value="0.666666666666667">
            <text:p>66.67%</text:p>
          </table:table-cell>
          <table:table-cell table:style-name="ce28" office:value-type="percentage" office:value="0.333333333333333">
            <text:p>33.33%</text:p>
          </table:table-cell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5"/>
          <table:table-cell table:style-name="ce23" office:value-type="date" office:date-value="2013-11-22">
            <text:p>22/11/13</text:p>
          </table:table-cell>
          <table:table-cell table:style-name="ce20" office:value-type="percentage" office:value="1">
            <text:p>100.00%</text:p>
          </table:table-cell>
          <table:table-cell table:style-name="ce47"/>
          <table:table-cell table:style-name="ce42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3" office:value-type="string">
            <text:p>Explain Discrepancy</text:p>
          </table:table-cell>
          <table:table-cell table:style-name="ce9" office:value-type="date" office:date-value="2013-10-21">
            <text:p>21/10/13</text:p>
          </table:table-cell>
          <table:table-cell table:style-name="ce32" office:value-type="percentage" office:value="0.666666666666667">
            <text:p>66.67%</text:p>
          </table:table-cell>
          <table:table-cell table:style-name="ce32" office:value-type="percentage" office:value="0.333333333333333">
            <text:p>33.33%</text:p>
          </table:table-cell>
          <table:table-cell table:style-name="ce40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0-22">
            <text:p>22/10/13</text:p>
          </table:table-cell>
          <table:table-cell table:number-columns-repeated="2" table:style-name="ce33" office:value-type="percentage" office:value="0.5">
            <text:p>50.00%</text:p>
          </table:table-cell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0-24">
            <text:p>24/10/13</text:p>
          </table:table-cell>
          <table:table-cell table:number-columns-repeated="2" table:style-name="ce33" office:value-type="percentage" office:value="0.5">
            <text:p>50.00%</text:p>
          </table:table-cell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0-28">
            <text:p>28/10/13</text:p>
          </table:table-cell>
          <table:table-cell table:style-name="ce33" office:value-type="percentage" office:value="1">
            <text:p>100.00%</text:p>
          </table:table-cell>
          <table:table-cell table:style-name="ce34"/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0-29">
            <text:p>29/10/13</text:p>
          </table:table-cell>
          <table:table-cell table:style-name="ce33" office:value-type="percentage" office:value="1">
            <text:p>100.00%</text:p>
          </table:table-cell>
          <table:table-cell table:style-name="ce34"/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1-17">
            <text:p>17/11/13</text:p>
          </table:table-cell>
          <table:table-cell table:style-name="ce33" office:value-type="percentage" office:value="1">
            <text:p>100.00%</text:p>
          </table:table-cell>
          <table:table-cell table:style-name="ce34"/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5"/>
          <table:table-cell table:style-name="ce23" office:value-type="date" office:date-value="2013-11-19">
            <text:p>19/11/13</text:p>
          </table:table-cell>
          <table:table-cell table:style-name="ce36" office:value-type="percentage" office:value="0.25">
            <text:p>25.00%</text:p>
          </table:table-cell>
          <table:table-cell table:style-name="ce36" office:value-type="percentage" office:value="0.75">
            <text:p>75.00%</text:p>
          </table:table-cell>
          <table:table-cell table:style-name="ce42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3" office:value-type="string">
            <text:p>Flaw</text:p>
          </table:table-cell>
          <table:table-cell table:style-name="ce9" office:value-type="date" office:date-value="2013-10-21">
            <text:p>21/10/13</text:p>
          </table:table-cell>
          <table:table-cell table:style-name="ce18" office:value-type="percentage" office:value="1">
            <text:p>100.00%</text:p>
          </table:table-cell>
          <table:table-cell table:style-name="ce44"/>
          <table:table-cell table:style-name="ce40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5"/>
          <table:table-cell table:style-name="ce23" office:value-type="date" office:date-value="2013-11-19">
            <text:p>19/11/13</text:p>
          </table:table-cell>
          <table:table-cell table:style-name="ce20" office:value-type="percentage" office:value="1">
            <text:p>100.00%</text:p>
          </table:table-cell>
          <table:table-cell table:style-name="ce47"/>
          <table:table-cell table:style-name="ce42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3" office:value-type="string">
            <text:p>Inference</text:p>
          </table:table-cell>
          <table:table-cell table:style-name="ce9" office:value-type="date" office:date-value="2013-10-24">
            <text:p>24/10/13</text:p>
          </table:table-cell>
          <table:table-cell table:number-columns-repeated="2" table:style-name="ce32" office:value-type="percentage" office:value="0.5">
            <text:p>50.00%</text:p>
          </table:table-cell>
          <table:table-cell table:style-name="ce40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0-29">
            <text:p>29/10/13</text:p>
          </table:table-cell>
          <table:table-cell table:style-name="ce33" office:value-type="percentage" office:value="0.666666666666667">
            <text:p>66.67%</text:p>
          </table:table-cell>
          <table:table-cell table:style-name="ce33" office:value-type="percentage" office:value="0.333333333333333">
            <text:p>33.33%</text:p>
          </table:table-cell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1-17">
            <text:p>17/11/13</text:p>
          </table:table-cell>
          <table:table-cell table:style-name="ce33" office:value-type="percentage" office:value="1">
            <text:p>100.00%</text:p>
          </table:table-cell>
          <table:table-cell table:style-name="ce34"/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1-19">
            <text:p>19/11/13</text:p>
          </table:table-cell>
          <table:table-cell table:style-name="ce34"/>
          <table:table-cell table:style-name="ce33" office:value-type="percentage" office:value="1">
            <text:p>100.00%</text:p>
          </table:table-cell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5"/>
          <table:table-cell table:style-name="ce23" office:value-type="date" office:date-value="2013-11-22">
            <text:p>22/11/13</text:p>
          </table:table-cell>
          <table:table-cell table:style-name="ce35"/>
          <table:table-cell table:style-name="ce36" office:value-type="percentage" office:value="1">
            <text:p>100.00%</text:p>
          </table:table-cell>
          <table:table-cell table:style-name="ce42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3" office:value-type="string">
            <text:p>Strengthen</text:p>
          </table:table-cell>
          <table:table-cell table:style-name="ce9" office:value-type="date" office:date-value="2013-10-21">
            <text:p>21/10/13</text:p>
          </table:table-cell>
          <table:table-cell table:style-name="ce18" office:value-type="percentage" office:value="1">
            <text:p>100.00%</text:p>
          </table:table-cell>
          <table:table-cell table:style-name="ce44"/>
          <table:table-cell table:style-name="ce40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0-22">
            <text:p>22/10/13</text:p>
          </table:table-cell>
          <table:table-cell table:style-name="ce19" office:value-type="percentage" office:value="0.75">
            <text:p>75.00%</text:p>
          </table:table-cell>
          <table:table-cell table:style-name="ce28" office:value-type="percentage" office:value="0.25">
            <text:p>25.00%</text:p>
          </table:table-cell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0-24">
            <text:p>24/10/13</text:p>
          </table:table-cell>
          <table:table-cell table:style-name="ce19" office:value-type="percentage" office:value="0.666666666666667">
            <text:p>66.67%</text:p>
          </table:table-cell>
          <table:table-cell table:style-name="ce28" office:value-type="percentage" office:value="0.333333333333333">
            <text:p>33.33%</text:p>
          </table:table-cell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0-28">
            <text:p>28/10/13</text:p>
          </table:table-cell>
          <table:table-cell table:style-name="ce19" office:value-type="percentage" office:value="0.5">
            <text:p>50.00%</text:p>
          </table:table-cell>
          <table:table-cell table:style-name="ce28" office:value-type="percentage" office:value="0.5">
            <text:p>50.00%</text:p>
          </table:table-cell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0-29">
            <text:p>29/10/13</text:p>
          </table:table-cell>
          <table:table-cell table:style-name="ce19" office:value-type="percentage" office:value="1">
            <text:p>100.00%</text:p>
          </table:table-cell>
          <table:table-cell table:style-name="ce46"/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1-17">
            <text:p>17/11/13</text:p>
          </table:table-cell>
          <table:table-cell table:style-name="ce19" office:value-type="percentage" office:value="1">
            <text:p>100.00%</text:p>
          </table:table-cell>
          <table:table-cell table:style-name="ce46"/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1-19">
            <text:p>19/11/13</text:p>
          </table:table-cell>
          <table:table-cell table:style-name="ce37"/>
          <table:table-cell table:style-name="ce28" office:value-type="percentage" office:value="1">
            <text:p>100.00%</text:p>
          </table:table-cell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5"/>
          <table:table-cell table:style-name="ce23" office:value-type="date" office:date-value="2013-11-22">
            <text:p>22/11/13</text:p>
          </table:table-cell>
          <table:table-cell table:style-name="ce20" office:value-type="percentage" office:value="0.333333333333333">
            <text:p>33.33%</text:p>
          </table:table-cell>
          <table:table-cell table:style-name="ce29" office:value-type="percentage" office:value="0.666666666666667">
            <text:p>66.67%</text:p>
          </table:table-cell>
          <table:table-cell table:style-name="ce42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3" office:value-type="string">
            <text:p>Weaken</text:p>
          </table:table-cell>
          <table:table-cell table:style-name="ce9" office:value-type="date" office:date-value="2013-10-21">
            <text:p>21/10/13</text:p>
          </table:table-cell>
          <table:table-cell table:style-name="ce32" office:value-type="percentage" office:value="1">
            <text:p>100.00%</text:p>
          </table:table-cell>
          <table:table-cell table:style-name="ce45"/>
          <table:table-cell table:style-name="ce40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0-22">
            <text:p>22/10/13</text:p>
          </table:table-cell>
          <table:table-cell table:style-name="ce34"/>
          <table:table-cell table:style-name="ce33" office:value-type="percentage" office:value="1">
            <text:p>100.00%</text:p>
          </table:table-cell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0-24">
            <text:p>24/10/13</text:p>
          </table:table-cell>
          <table:table-cell table:style-name="ce33" office:value-type="percentage" office:value="1">
            <text:p>100.00%</text:p>
          </table:table-cell>
          <table:table-cell table:style-name="ce34"/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0-28">
            <text:p>28/10/13</text:p>
          </table:table-cell>
          <table:table-cell table:style-name="ce34"/>
          <table:table-cell table:style-name="ce33" office:value-type="percentage" office:value="1">
            <text:p>100.00%</text:p>
          </table:table-cell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0-29">
            <text:p>29/10/13</text:p>
          </table:table-cell>
          <table:table-cell table:number-columns-repeated="2" table:style-name="ce33" office:value-type="percentage" office:value="0.5">
            <text:p>50.00%</text:p>
          </table:table-cell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1-17">
            <text:p>17/11/13</text:p>
          </table:table-cell>
          <table:table-cell table:style-name="ce33" office:value-type="percentage" office:value="0.6">
            <text:p>60.00%</text:p>
          </table:table-cell>
          <table:table-cell table:style-name="ce33" office:value-type="percentage" office:value="0.4">
            <text:p>40.00%</text:p>
          </table:table-cell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0" office:value-type="date" office:date-value="2013-11-19">
            <text:p>19/11/13</text:p>
          </table:table-cell>
          <table:table-cell table:style-name="ce33" office:value-type="percentage" office:value="0.4">
            <text:p>40.00%</text:p>
          </table:table-cell>
          <table:table-cell table:style-name="ce33" office:value-type="percentage" office:value="0.6">
            <text:p>60.00%</text:p>
          </table:table-cell>
          <table:table-cell table:style-name="ce41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5"/>
          <table:table-cell table:style-name="ce23" office:value-type="date" office:date-value="2013-11-22">
            <text:p>22/11/13</text:p>
          </table:table-cell>
          <table:table-cell table:style-name="ce36" office:value-type="percentage" office:value="1">
            <text:p>100.00%</text:p>
          </table:table-cell>
          <table:table-cell table:style-name="ce35"/>
          <table:table-cell table:style-name="ce42" office:value-type="percentage" office:value="1">
            <text:p>100.00%</text:p>
          </table:table-cell>
          <table:table-cell table:number-columns-repeated="1019"/>
        </table:table-row>
        <table:table-row table:style-name="ro6">
          <table:table-cell table:style-name="ce16" office:value-type="string">
            <text:p>Total Result</text:p>
          </table:table-cell>
          <table:table-cell table:style-name="ce24"/>
          <table:table-cell table:style-name="ce21" office:value-type="percentage" office:value="0.636363636363636">
            <text:p>63.64%</text:p>
          </table:table-cell>
          <table:table-cell table:style-name="ce30" office:value-type="percentage" office:value="0.363636363636364">
            <text:p>36.36%</text:p>
          </table:table-cell>
          <table:table-cell table:style-name="ce43" office:value-type="percentage" office:value="1">
            <text:p>100.00%</text:p>
          </table:table-cell>
          <table:table-cell table:number-columns-repeated="1019"/>
        </table:table-row>
        <table:table-row table:style-name="ro6" table:number-rows-repeated="104849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ster" table:style-name="ta3">
        <table:table-column table:style-name="co10" table:default-cell-style-name="Default"/>
        <table:table-column table:style-name="co19" table:default-cell-style-name="Default"/>
        <table:table-column table:style-name="co10" table:number-columns-repeated="1022" table:default-cell-style-name="ce2"/>
        <table:table-row table:style-name="ro3">
          <table:table-cell table:style-name="ce48" office:value-type="string" table:number-columns-spanned="2" table:number-rows-spanned="1">
            <text:p>Critical Reasoning</text:p>
          </table:table-cell>
          <table:covered-table-cell table:style-name="ce49"/>
          <table:table-cell table:number-columns-repeated="1022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string">
            <text:p>Flaw</text:p>
          </table:table-cell>
          <table:table-cell table:number-columns-repeated="1022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string">
            <text:p>Complet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2" office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string">
            <text:p>Describe Role</text:p>
          </table:table-cell>
          <table:table-cell table:number-columns-repeated="1022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string">
            <text:p>Inference</text:p>
          </table:table-cell>
          <table:table-cell table:number-columns-repeated="1022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2" office:value-type="string">
            <text:p>Describe Role</text:p>
          </table:table-cell>
          <table:table-cell table:number-columns-repeated="1022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 office:value-type="string">
            <text:p>Complet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2" office:value-type="string">
            <text:p>Describ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2" office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2" office:value-type="string">
            <text:p>Inference</text:p>
          </table:table-cell>
          <table:table-cell table:number-columns-repeated="1022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string">
            <text:p>Complet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2" office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2" office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2" office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2" office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2" office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2" office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2" office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2" office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2" office:value-type="string">
            <text:p>Inference</text:p>
          </table:table-cell>
          <table:table-cell table:number-columns-repeated="1022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2" office:value-type="string">
            <text:p>Inference</text:p>
          </table:table-cell>
          <table:table-cell table:number-columns-repeated="1022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2" office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2" office:value-type="string">
            <text:p>Complet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office:value-type="string">
            <text:p>Inference</text:p>
          </table:table-cell>
          <table:table-cell table:number-columns-repeated="1022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2" office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2" office:value-type="string">
            <text:p>Describe Role</text:p>
          </table:table-cell>
          <table:table-cell table:number-columns-repeated="1022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2" office:value-type="string">
            <text:p>Complet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2" office:value-type="string">
            <text:p>Inference</text:p>
          </table:table-cell>
          <table:table-cell table:number-columns-repeated="1022"/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2" office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 office:value-type="string">
            <text:p>Complet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2" office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2" office:value-type="string">
            <text:p>Complet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2" office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2" office:value-type="string">
            <text:p>Describe Role</text:p>
          </table:table-cell>
          <table:table-cell table:number-columns-repeated="1022"/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2" office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2" office:value-type="string">
            <text:p>Describe Role</text:p>
          </table:table-cell>
          <table:table-cell table:number-columns-repeated="1022"/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80">
            <text:p>80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81">
            <text:p>81</text:p>
          </table:table-cell>
          <table:table-cell table:style-name="ce2" office:value-type="string">
            <text:p>Complet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82">
            <text:p>82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83">
            <text:p>83</text:p>
          </table:table-cell>
          <table:table-cell table:style-name="ce2" office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84">
            <text:p>84</text:p>
          </table:table-cell>
          <table:table-cell table:style-name="ce2" office:value-type="string">
            <text:p>Describ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85">
            <text:p>85</text:p>
          </table:table-cell>
          <table:table-cell table:style-name="ce2" office:value-type="string">
            <text:p>Describ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86">
            <text:p>86</text:p>
          </table:table-cell>
          <table:table-cell table:style-name="ce2" office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87">
            <text:p>87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88">
            <text:p>88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89">
            <text:p>89</text:p>
          </table:table-cell>
          <table:table-cell table:style-name="ce2" office:value-type="string">
            <text:p>Describe Role</text:p>
          </table:table-cell>
          <table:table-cell table:number-columns-repeated="1022"/>
        </table:table-row>
        <table:table-row table:style-name="ro3">
          <table:table-cell table:style-name="ce2" office:value-type="float" office:value="90">
            <text:p>90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2" office:value-type="string">
            <text:p>Inference</text:p>
          </table:table-cell>
          <table:table-cell table:number-columns-repeated="1022"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2" office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2" office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94">
            <text:p>94</text:p>
          </table:table-cell>
          <table:table-cell table:style-name="ce2" office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96">
            <text:p>96</text:p>
          </table:table-cell>
          <table:table-cell table:style-name="ce2" office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string">
            <text:p>Describe Role</text:p>
          </table:table-cell>
          <table:table-cell table:number-columns-repeated="1022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string">
            <text:p>Flaw</text:p>
          </table:table-cell>
          <table:table-cell table:number-columns-repeated="1022"/>
        </table:table-row>
        <table:table-row table:style-name="ro3">
          <table:table-cell table:style-name="ce2" office:value-type="float" office:value="101">
            <text:p>101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103">
            <text:p>103</text:p>
          </table:table-cell>
          <table:table-cell table:style-name="ce2" office:value-type="string">
            <text:p>Inference</text:p>
          </table:table-cell>
          <table:table-cell table:number-columns-repeated="1022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string">
            <text:p>Inference</text:p>
          </table:table-cell>
          <table:table-cell table:number-columns-repeated="1022"/>
        </table:table-row>
        <table:table-row table:style-name="ro3">
          <table:table-cell table:style-name="ce2" office:value-type="float" office:value="105">
            <text:p>105</text:p>
          </table:table-cell>
          <table:table-cell table:style-name="ce2" office:value-type="string">
            <text:p>Inference</text:p>
          </table:table-cell>
          <table:table-cell table:number-columns-repeated="1022"/>
        </table:table-row>
        <table:table-row table:style-name="ro3">
          <table:table-cell table:style-name="ce2" office:value-type="float" office:value="106">
            <text:p>106</text:p>
          </table:table-cell>
          <table:table-cell table:style-name="ce2" office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107">
            <text:p>107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108">
            <text:p>108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109">
            <text:p>109</text:p>
          </table:table-cell>
          <table:table-cell table:style-name="ce2" office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110">
            <text:p>110</text:p>
          </table:table-cell>
          <table:table-cell table:style-name="ce2" office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111">
            <text:p>111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112">
            <text:p>112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113">
            <text:p>113</text:p>
          </table:table-cell>
          <table:table-cell table:style-name="ce2" office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114">
            <text:p>114</text:p>
          </table:table-cell>
          <table:table-cell table:style-name="ce2" office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115">
            <text:p>115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116">
            <text:p>116</text:p>
          </table:table-cell>
          <table:table-cell table:style-name="ce2" office:value-type="string">
            <text:p>Describe Role</text:p>
          </table:table-cell>
          <table:table-cell table:number-columns-repeated="1022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118">
            <text:p>118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119">
            <text:p>119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120">
            <text:p>120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121">
            <text:p>121</text:p>
          </table:table-cell>
          <table:table-cell table:style-name="ce2" office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122">
            <text:p>122</text:p>
          </table:table-cell>
          <table:table-cell table:style-name="ce2" office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123">
            <text:p>123</text:p>
          </table:table-cell>
          <table:table-cell table:style-name="ce2" office:value-type="string">
            <text:p>Describ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124">
            <text:p>124</text:p>
          </table:table-cell>
          <table:table-cell table:style-name="ce2" office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125">
            <text:p>125</text:p>
          </table:table-cell>
          <table:table-cell table:number-columns-repeated="1023"/>
        </table:table-row>
        <table:table-row table:style-name="ro3">
          <table:table-cell table:style-name="ce2" office:value-type="float" office:value="126">
            <text:p>126</text:p>
          </table:table-cell>
          <table:table-cell table:number-columns-repeated="1023"/>
        </table:table-row>
        <table:table-row table:style-name="ro3">
          <table:table-cell table:style-name="ce2" office:value-type="float" office:value="127">
            <text:p>127</text:p>
          </table:table-cell>
          <table:table-cell table:number-columns-repeated="1023"/>
        </table:table-row>
        <table:table-row table:style-name="ro3">
          <table:table-cell table:style-name="ce2" office:value-type="float" office:value="128">
            <text:p>128</text:p>
          </table:table-cell>
          <table:table-cell table:number-columns-repeated="1023"/>
        </table:table-row>
        <table:table-row table:style-name="ro3">
          <table:table-cell table:style-name="ce2" office:value-type="float" office:value="129">
            <text:p>129</text:p>
          </table:table-cell>
          <table:table-cell table:number-columns-repeated="1023"/>
        </table:table-row>
        <table:table-row table:style-name="ro3">
          <table:table-cell table:style-name="ce2" office:value-type="float" office:value="130">
            <text:p>130</text:p>
          </table:table-cell>
          <table:table-cell table:number-columns-repeated="1023"/>
        </table:table-row>
        <table:table-row table:style-name="ro3">
          <table:table-cell table:style-name="ce2" office:value-type="float" office:value="131">
            <text:p>131</text:p>
          </table:table-cell>
          <table:table-cell table:number-columns-repeated="1023"/>
        </table:table-row>
        <table:table-row table:style-name="ro3">
          <table:table-cell table:style-name="ce2" office:value-type="float" office:value="132">
            <text:p>132</text:p>
          </table:table-cell>
          <table:table-cell table:number-columns-repeated="1023"/>
        </table:table-row>
        <table:table-row table:style-name="ro3">
          <table:table-cell table:style-name="ce2" office:value-type="float" office:value="133">
            <text:p>133</text:p>
          </table:table-cell>
          <table:table-cell table:number-columns-repeated="1023"/>
        </table:table-row>
        <table:table-row table:style-name="ro3">
          <table:table-cell table:style-name="ce2" office:value-type="float" office:value="134">
            <text:p>134</text:p>
          </table:table-cell>
          <table:table-cell table:number-columns-repeated="1023"/>
        </table:table-row>
        <table:table-row table:style-name="ro3">
          <table:table-cell table:style-name="ce2" office:value-type="float" office:value="135">
            <text:p>135</text:p>
          </table:table-cell>
          <table:table-cell table:number-columns-repeated="1023"/>
        </table:table-row>
        <table:table-row table:style-name="ro3">
          <table:table-cell table:style-name="ce2" office:value-type="float" office:value="136">
            <text:p>136</text:p>
          </table:table-cell>
          <table:table-cell table:number-columns-repeated="1023"/>
        </table:table-row>
        <table:table-row table:style-name="ro3">
          <table:table-cell table:style-name="ce2" office:value-type="float" office:value="137">
            <text:p>137</text:p>
          </table:table-cell>
          <table:table-cell table:number-columns-repeated="1023"/>
        </table:table-row>
        <table:table-row table:style-name="ro3">
          <table:table-cell table:style-name="ce2" office:value-type="float" office:value="138">
            <text:p>138</text:p>
          </table:table-cell>
          <table:table-cell table:number-columns-repeated="1023"/>
        </table:table-row>
        <table:table-row table:style-name="ro3">
          <table:table-cell table:style-name="ce2" office:value-type="float" office:value="139">
            <text:p>139</text:p>
          </table:table-cell>
          <table:table-cell table:number-columns-repeated="1023"/>
        </table:table-row>
        <table:table-row table:style-name="ro3">
          <table:table-cell table:style-name="ce2" office:value-type="float" office:value="140">
            <text:p>140</text:p>
          </table:table-cell>
          <table:table-cell table:number-columns-repeated="1023"/>
        </table:table-row>
        <table:table-row table:style-name="ro3">
          <table:table-cell table:style-name="ce2" office:value-type="float" office:value="141">
            <text:p>141</text:p>
          </table:table-cell>
          <table:table-cell table:number-columns-repeated="1023"/>
        </table:table-row>
        <table:table-row table:style-name="ro3">
          <table:table-cell table:style-name="ce2" office:value-type="float" office:value="142">
            <text:p>142</text:p>
          </table:table-cell>
          <table:table-cell table:number-columns-repeated="1023"/>
        </table:table-row>
        <table:table-row table:style-name="ro3">
          <table:table-cell table:style-name="ce2" office:value-type="float" office:value="143">
            <text:p>143</text:p>
          </table:table-cell>
          <table:table-cell table:number-columns-repeated="1023"/>
        </table:table-row>
        <table:table-row table:style-name="ro3">
          <table:table-cell table:style-name="ce2" office:value-type="float" office:value="144">
            <text:p>144</text:p>
          </table:table-cell>
          <table:table-cell table:number-columns-repeated="1023"/>
        </table:table-row>
        <table:table-row table:style-name="ro3">
          <table:table-cell table:style-name="ce2" office:value-type="float" office:value="145">
            <text:p>145</text:p>
          </table:table-cell>
          <table:table-cell table:number-columns-repeated="1023"/>
        </table:table-row>
        <table:table-row table:style-name="ro3">
          <table:table-cell table:style-name="ce2" office:value-type="float" office:value="146">
            <text:p>146</text:p>
          </table:table-cell>
          <table:table-cell table:number-columns-repeated="1023"/>
        </table:table-row>
        <table:table-row table:style-name="ro3">
          <table:table-cell table:style-name="ce2" office:value-type="float" office:value="147">
            <text:p>147</text:p>
          </table:table-cell>
          <table:table-cell table:number-columns-repeated="1023"/>
        </table:table-row>
        <table:table-row table:style-name="ro3">
          <table:table-cell table:style-name="ce2" office:value-type="float" office:value="148">
            <text:p>148</text:p>
          </table:table-cell>
          <table:table-cell table:number-columns-repeated="1023"/>
        </table:table-row>
        <table:table-row table:style-name="ro3">
          <table:table-cell table:style-name="ce2" office:value-type="float" office:value="149">
            <text:p>149</text:p>
          </table:table-cell>
          <table:table-cell table:number-columns-repeated="1023"/>
        </table:table-row>
        <table:table-row table:style-name="ro3">
          <table:table-cell table:style-name="ce2" office:value-type="float" office:value="150">
            <text:p>150</text:p>
          </table:table-cell>
          <table:table-cell table:number-columns-repeated="1023"/>
        </table:table-row>
        <table:table-row table:style-name="ro3">
          <table:table-cell table:style-name="ce2" office:value-type="float" office:value="151">
            <text:p>151</text:p>
          </table:table-cell>
          <table:table-cell table:number-columns-repeated="1023"/>
        </table:table-row>
        <table:table-row table:style-name="ro3">
          <table:table-cell table:style-name="ce2" office:value-type="float" office:value="152">
            <text:p>152</text:p>
          </table:table-cell>
          <table:table-cell table:number-columns-repeated="1023"/>
        </table:table-row>
        <table:table-row table:style-name="ro3">
          <table:table-cell table:style-name="ce2" office:value-type="float" office:value="153">
            <text:p>153</text:p>
          </table:table-cell>
          <table:table-cell table:number-columns-repeated="1023"/>
        </table:table-row>
        <table:table-row table:style-name="ro3">
          <table:table-cell table:style-name="ce2" office:value-type="float" office:value="154">
            <text:p>154</text:p>
          </table:table-cell>
          <table:table-cell table:number-columns-repeated="1023"/>
        </table:table-row>
        <table:table-row table:style-name="ro3">
          <table:table-cell table:style-name="ce2" office:value-type="float" office:value="155">
            <text:p>155</text:p>
          </table:table-cell>
          <table:table-cell table:number-columns-repeated="1023"/>
        </table:table-row>
        <table:table-row table:style-name="ro3">
          <table:table-cell table:style-name="ce2" office:value-type="float" office:value="156">
            <text:p>156</text:p>
          </table:table-cell>
          <table:table-cell table:number-columns-repeated="1023"/>
        </table:table-row>
        <table:table-row table:style-name="ro3">
          <table:table-cell table:style-name="ce2" office:value-type="float" office:value="157">
            <text:p>157</text:p>
          </table:table-cell>
          <table:table-cell table:number-columns-repeated="1023"/>
        </table:table-row>
        <table:table-row table:style-name="ro3">
          <table:table-cell table:style-name="ce2" office:value-type="float" office:value="158">
            <text:p>158</text:p>
          </table:table-cell>
          <table:table-cell table:number-columns-repeated="1023"/>
        </table:table-row>
        <table:table-row table:style-name="ro3">
          <table:table-cell table:style-name="ce2" office:value-type="float" office:value="159">
            <text:p>159</text:p>
          </table:table-cell>
          <table:table-cell table:number-columns-repeated="1023"/>
        </table:table-row>
        <table:table-row table:style-name="ro3">
          <table:table-cell table:style-name="ce2" office:value-type="float" office:value="160">
            <text:p>160</text:p>
          </table:table-cell>
          <table:table-cell table:number-columns-repeated="1023"/>
        </table:table-row>
        <table:table-row table:style-name="ro3">
          <table:table-cell table:style-name="ce2" office:value-type="float" office:value="161">
            <text:p>161</text:p>
          </table:table-cell>
          <table:table-cell table:number-columns-repeated="1023"/>
        </table:table-row>
        <table:table-row table:style-name="ro3">
          <table:table-cell table:style-name="ce2" office:value-type="float" office:value="162">
            <text:p>162</text:p>
          </table:table-cell>
          <table:table-cell table:number-columns-repeated="1023"/>
        </table:table-row>
        <table:table-row table:style-name="ro3">
          <table:table-cell table:style-name="ce2" office:value-type="float" office:value="163">
            <text:p>163</text:p>
          </table:table-cell>
          <table:table-cell table:number-columns-repeated="1023"/>
        </table:table-row>
        <table:table-row table:style-name="ro3">
          <table:table-cell table:style-name="ce2" office:value-type="float" office:value="164">
            <text:p>164</text:p>
          </table:table-cell>
          <table:table-cell table:number-columns-repeated="1023"/>
        </table:table-row>
        <table:table-row table:style-name="ro3">
          <table:table-cell table:style-name="ce2" office:value-type="float" office:value="165">
            <text:p>165</text:p>
          </table:table-cell>
          <table:table-cell table:number-columns-repeated="1023"/>
        </table:table-row>
        <table:table-row table:style-name="ro3">
          <table:table-cell table:style-name="ce2" office:value-type="float" office:value="166">
            <text:p>166</text:p>
          </table:table-cell>
          <table:table-cell table:number-columns-repeated="1023"/>
        </table:table-row>
        <table:table-row table:style-name="ro3">
          <table:table-cell table:style-name="ce2" office:value-type="float" office:value="167">
            <text:p>167</text:p>
          </table:table-cell>
          <table:table-cell table:number-columns-repeated="1023"/>
        </table:table-row>
        <table:table-row table:style-name="ro3">
          <table:table-cell table:style-name="ce2" office:value-type="float" office:value="168">
            <text:p>168</text:p>
          </table:table-cell>
          <table:table-cell table:number-columns-repeated="1023"/>
        </table:table-row>
        <table:table-row table:style-name="ro3">
          <table:table-cell table:style-name="ce2" office:value-type="float" office:value="169">
            <text:p>169</text:p>
          </table:table-cell>
          <table:table-cell table:number-columns-repeated="1023"/>
        </table:table-row>
        <table:table-row table:style-name="ro3">
          <table:table-cell table:style-name="ce2" office:value-type="float" office:value="170">
            <text:p>170</text:p>
          </table:table-cell>
          <table:table-cell table:number-columns-repeated="1023"/>
        </table:table-row>
        <table:table-row table:style-name="ro3">
          <table:table-cell table:style-name="ce2" office:value-type="float" office:value="171">
            <text:p>171</text:p>
          </table:table-cell>
          <table:table-cell table:number-columns-repeated="1023"/>
        </table:table-row>
        <table:table-row table:style-name="ro3">
          <table:table-cell table:style-name="ce2" office:value-type="float" office:value="172">
            <text:p>172</text:p>
          </table:table-cell>
          <table:table-cell table:number-columns-repeated="1023"/>
        </table:table-row>
        <table:table-row table:style-name="ro3">
          <table:table-cell table:style-name="ce2" office:value-type="float" office:value="173">
            <text:p>173</text:p>
          </table:table-cell>
          <table:table-cell table:number-columns-repeated="1023"/>
        </table:table-row>
        <table:table-row table:style-name="ro3">
          <table:table-cell table:style-name="ce2" office:value-type="float" office:value="174">
            <text:p>174</text:p>
          </table:table-cell>
          <table:table-cell table:number-columns-repeated="1023"/>
        </table:table-row>
        <table:table-row table:style-name="ro3">
          <table:table-cell table:style-name="ce2" office:value-type="float" office:value="175">
            <text:p>175</text:p>
          </table:table-cell>
          <table:table-cell table:number-columns-repeated="1023"/>
        </table:table-row>
        <table:table-row table:style-name="ro3">
          <table:table-cell table:style-name="ce2" office:value-type="float" office:value="176">
            <text:p>176</text:p>
          </table:table-cell>
          <table:table-cell table:number-columns-repeated="1023"/>
        </table:table-row>
        <table:table-row table:style-name="ro3">
          <table:table-cell table:style-name="ce2" office:value-type="float" office:value="177">
            <text:p>177</text:p>
          </table:table-cell>
          <table:table-cell table:number-columns-repeated="1023"/>
        </table:table-row>
        <table:table-row table:style-name="ro3">
          <table:table-cell table:style-name="ce2" office:value-type="float" office:value="178">
            <text:p>178</text:p>
          </table:table-cell>
          <table:table-cell table:number-columns-repeated="1023"/>
        </table:table-row>
        <table:table-row table:style-name="ro3">
          <table:table-cell table:style-name="ce2" office:value-type="float" office:value="179">
            <text:p>179</text:p>
          </table:table-cell>
          <table:table-cell table:number-columns-repeated="1023"/>
        </table:table-row>
        <table:table-row table:style-name="ro3">
          <table:table-cell table:style-name="ce2" office:value-type="float" office:value="180">
            <text:p>180</text:p>
          </table:table-cell>
          <table:table-cell table:number-columns-repeated="1023"/>
        </table:table-row>
        <table:table-row table:style-name="ro3">
          <table:table-cell table:style-name="ce2" office:value-type="float" office:value="181">
            <text:p>181</text:p>
          </table:table-cell>
          <table:table-cell table:number-columns-repeated="1023"/>
        </table:table-row>
        <table:table-row table:style-name="ro3">
          <table:table-cell table:style-name="ce2" office:value-type="float" office:value="182">
            <text:p>182</text:p>
          </table:table-cell>
          <table:table-cell table:number-columns-repeated="1023"/>
        </table:table-row>
        <table:table-row table:style-name="ro3">
          <table:table-cell table:style-name="ce2" office:value-type="float" office:value="183">
            <text:p>183</text:p>
          </table:table-cell>
          <table:table-cell table:number-columns-repeated="1023"/>
        </table:table-row>
        <table:table-row table:style-name="ro3">
          <table:table-cell table:style-name="ce2" office:value-type="float" office:value="184">
            <text:p>184</text:p>
          </table:table-cell>
          <table:table-cell table:number-columns-repeated="1023"/>
        </table:table-row>
        <table:table-row table:style-name="ro3">
          <table:table-cell table:style-name="ce2" office:value-type="float" office:value="185">
            <text:p>185</text:p>
          </table:table-cell>
          <table:table-cell table:number-columns-repeated="1023"/>
        </table:table-row>
        <table:table-row table:style-name="ro3">
          <table:table-cell table:style-name="ce2" office:value-type="float" office:value="186">
            <text:p>186</text:p>
          </table:table-cell>
          <table:table-cell table:number-columns-repeated="1023"/>
        </table:table-row>
        <table:table-row table:style-name="ro3">
          <table:table-cell table:style-name="ce2" office:value-type="float" office:value="187">
            <text:p>187</text:p>
          </table:table-cell>
          <table:table-cell table:number-columns-repeated="1023"/>
        </table:table-row>
        <table:table-row table:style-name="ro3">
          <table:table-cell table:style-name="ce2" office:value-type="float" office:value="188">
            <text:p>188</text:p>
          </table:table-cell>
          <table:table-cell table:number-columns-repeated="1023"/>
        </table:table-row>
        <table:table-row table:style-name="ro3">
          <table:table-cell table:style-name="ce2" office:value-type="float" office:value="189">
            <text:p>189</text:p>
          </table:table-cell>
          <table:table-cell table:number-columns-repeated="1023"/>
        </table:table-row>
        <table:table-row table:style-name="ro3">
          <table:table-cell table:style-name="ce2" office:value-type="float" office:value="190">
            <text:p>190</text:p>
          </table:table-cell>
          <table:table-cell table:number-columns-repeated="1023"/>
        </table:table-row>
        <table:table-row table:style-name="ro3">
          <table:table-cell table:style-name="ce2" office:value-type="float" office:value="191">
            <text:p>191</text:p>
          </table:table-cell>
          <table:table-cell table:number-columns-repeated="1023"/>
        </table:table-row>
        <table:table-row table:style-name="ro3">
          <table:table-cell table:style-name="ce2" office:value-type="float" office:value="192">
            <text:p>192</text:p>
          </table:table-cell>
          <table:table-cell table:number-columns-repeated="1023"/>
        </table:table-row>
        <table:table-row table:style-name="ro3">
          <table:table-cell table:style-name="ce2" office:value-type="float" office:value="193">
            <text:p>193</text:p>
          </table:table-cell>
          <table:table-cell table:number-columns-repeated="1023"/>
        </table:table-row>
        <table:table-row table:style-name="ro3">
          <table:table-cell table:style-name="ce2" office:value-type="float" office:value="194">
            <text:p>194</text:p>
          </table:table-cell>
          <table:table-cell table:number-columns-repeated="1023"/>
        </table:table-row>
        <table:table-row table:style-name="ro3">
          <table:table-cell table:style-name="ce2" office:value-type="float" office:value="195">
            <text:p>195</text:p>
          </table:table-cell>
          <table:table-cell table:number-columns-repeated="1023"/>
        </table:table-row>
        <table:table-row table:style-name="ro3">
          <table:table-cell table:style-name="ce2" office:value-type="float" office:value="196">
            <text:p>196</text:p>
          </table:table-cell>
          <table:table-cell table:number-columns-repeated="1023"/>
        </table:table-row>
        <table:table-row table:style-name="ro3">
          <table:table-cell table:style-name="ce2" office:value-type="float" office:value="197">
            <text:p>197</text:p>
          </table:table-cell>
          <table:table-cell table:number-columns-repeated="1023"/>
        </table:table-row>
        <table:table-row table:style-name="ro3">
          <table:table-cell table:style-name="ce2" office:value-type="float" office:value="198">
            <text:p>198</text:p>
          </table:table-cell>
          <table:table-cell table:number-columns-repeated="1023"/>
        </table:table-row>
        <table:table-row table:style-name="ro3">
          <table:table-cell table:style-name="ce2" office:value-type="float" office:value="199">
            <text:p>199</text:p>
          </table:table-cell>
          <table:table-cell table:number-columns-repeated="1023"/>
        </table:table-row>
        <table:table-row table:style-name="ro3">
          <table:table-cell table:style-name="ce2" office:value-type="float" office:value="200">
            <text:p>200</text:p>
          </table:table-cell>
          <table:table-cell table:number-columns-repeated="1023"/>
        </table:table-row>
        <table:table-row table:style-name="ro6" table:number-rows-repeated="104837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consolidation table:function="countnums" table:source-cell-range-addresses="'GMAT Test Evaluation'.A1:'GMAT Test Evaluation'.A1" table:target-cell-address="Evaluation.A13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ohit Hindi" svg:font-family="'Lohit Hindi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ivot_20_Table_20_Category" style:display-name="Excel Built-in 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ohit Hindi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Excel_20_Built-in_20_Pivot_20_Table_20_Corner" style:display-name="Excel Built-in Pivot Table Corner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Lohit Hindi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Excel_20_Built-in_20_Pivot_20_Table_20_Field" style:display-name="Excel Built-in Pivot Table Field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Lohit Hindi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Excel_20_Built-in_20_Pivot_20_Table_20_Result" style:display-name="Excel Built-in Pivot Table Result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Lohit Hindi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Excel_20_Built-in_20_Pivot_20_Table_20_Title" style:display-name="Excel Built-in 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ohit Hindi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Excel_20_Built-in_20_Pivot_20_Table_20_Value" style:display-name="Excel Built-in Pivot Table Value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Lohit Hindi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00/00/0000</text:date>, <text:time style:data-style-name="N2" text:time-value="0000-00-00T07:45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valuation" style:display-name="PageStyle_Evalua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ritical_20_Reasoning" style:display-name="PageStyle_Critical Reason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ster" style:display-name="PageStyle_Maste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1</meta:editing-cycles>
    <meta:editing-duration>PT1H3M55S</meta:editing-duration>
    <meta:generator>LibreOffice/4.0.2.2$Linux_X86_64 LibreOffice_project/400m0$Build-2</meta:generator>
    <dc:date>2013-11-28T08:38:47</dc:date>
    <dc:creator>abhishek </dc:creator>
    <meta:document-statistic meta:table-count="4" meta:cell-count="19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h1" style:family="chart">
      <style:graphic-properties draw:stroke="none" draw:fill-color="#808080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3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e6e6ff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1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automatic" chart:symbol-width="0.176cm" chart:symbol-height="0.176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7.204cm" xlink:href=".." xlink:type="simple" chart:class="chart:line" chart:style-name="ch1">
        <chart:title svg:x="6.077cm" svg:y="0.28cm" chart:style-name="ch2">
          <text:p>Section Accuracy</text:p>
        </chart:title>
        <chart:legend chart:legend-position="end" svg:x="12.459cm" svg:y="3.303cm" style:legend-expansion="high" chart:style-name="ch3"/>
        <chart:plot-area chart:style-name="ch4" table:cell-range-address="'Critical Reasoning'.A3:'Critical Reasoning'.B10" chart:data-source-has-labels="both" svg:x="2.684cm" svg:y="1.491cm" svg:width="9.137cm" svg:height="4.588cm">
          <chartooo:coordinate-region svg:x="4.099cm" svg:y="1.69cm" svg:width="7.42cm" svg:height="3.742cm"/>
          <chart:axis chart:dimension="x" chart:name="primary-x" chart:style-name="ch5" chartooo:axis-type="auto">
            <chartooo:date-scale/>
            <chart:title svg:x="6.838cm" svg:y="6.223cm" chart:style-name="ch6">
              <text:p>Date</text:p>
            </chart:title>
            <chart:categories table:cell-range-address="'Critical Reasoning'.A5:'Critical Reasoning'.A10"/>
          </chart:axis>
          <chart:axis chart:dimension="y" chart:name="primary-y" chart:style-name="ch7">
            <chart:title svg:x="0.451cm" svg:y="3.505cm" chart:style-name="ch6">
              <text:p>% accuracy</text:p>
            </chart:title>
            <chart:grid chart:style-name="ch8" chart:class="major"/>
          </chart:axis>
          <chart:series chart:style-name="ch9" chart:values-cell-range-address="'Critical Reasoning'.B5:'Critical Reasoning'.B10" chart:label-cell-address="'Critical Reasoning'.B3:'Critical Reasoning'.B4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Correct</text:p>
                <text:list>
                  <text:list-item>
                    <text:p>Result</text:p>
                  </text:list-item>
                  <text:list-item>
                    <text:p>Correct</text:p>
                  </text:list-item>
                </text:list>
                <draw:g>
                  <svg:desc>'Critical Reasoning'.B3:'Critical Reasoning'.B4</svg:desc>
                </draw:g>
              </table:table-cell>
            </table:table-row>
          </table:table-header-rows>
          <table:table-rows>
            <table:table-row>
              <table:table-cell office:value-type="float" office:value="41600">
                <text:p>41600</text:p>
                <draw:g>
                  <svg:desc>'Critical Reasoning'.A5:'Critical Reasoning'.A10</svg:desc>
                </draw:g>
              </table:table-cell>
              <table:table-cell office:value-type="float" office:value="0.3">
                <text:p>0.3</text:p>
                <draw:g>
                  <svg:desc>'Critical Reasoning'.B5:'Critical Reasoning'.B10</svg:desc>
                </draw:g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cccccc"/>
    </style:style>
  </office:automatic-styles>
  <office:body>
    <office:chart>
      <chart:chart svg:width="15.384cm" svg:height="10.279cm" xlink:href=".." xlink:type="simple" chart:class="chart:bar" chart:style-name="ch1">
        <chart:title svg:x="5.408cm" svg:y="0.34cm" chart:style-name="ch2">
          <text:p>Result Correct</text:p>
        </chart:title>
        <chart:legend chart:legend-position="end" svg:x="12.433cm" svg:y="4.84cm" style:legend-expansion="high" chart:style-name="ch3"/>
        <chart:plot-area chart:style-name="ch4" table:cell-range-address="'Critical Reasoning'.A30:'Critical Reasoning'.A83 'Critical Reasoning'.C28:'Critical Reasoning'.C83" chart:data-source-has-labels="both" svg:x="0.757cm" svg:y="1.847cm" svg:width="11.062cm" svg:height="7.807cm" dr3d:transform="matrix (0.999972800016336 -0.00737533313452331 -0.0000607342043382752 0.00737537115762558 0.999847710542609 0.0158164352175289 -0.000055926523570631 -0.0158164529480484 0.999874910520494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4cm" svg:y="1.957cm" svg:width="9.376cm" svg:height="5.652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Critical Reasoning'.A30:'Critical Reasoning'.A8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Critical Reasoning'.C30:'Critical Reasoning'.C83" chart:label-cell-address="'Critical Reasoning'.C28:'Critical Reasoning'.C29" chart:class="chart:bar"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Correct</text:p>
                <text:list>
                  <text:list-item>
                    <text:p>Result</text:p>
                  </text:list-item>
                  <text:list-item>
                    <text:p>Correct</text:p>
                  </text:list-item>
                </text:list>
                <draw:g>
                  <svg:desc>'Critical Reasoning'.C28:'Critical Reasoning'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sumption</text:p>
                <draw:g>
                  <svg:desc>'Critical Reasoning'.A30:'Critical Reasoning'.A83</svg:desc>
                </draw:g>
              </table:table-cell>
              <table:table-cell office:value-type="float" office:value="1">
                <text:p>1</text:p>
                <draw:g>
                  <svg:desc>'Critical Reasoning'.C30:'Critical Reasoning'.C8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mplete Argume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cribe Argume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Describe Ro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valu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plain Discrepancy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Fla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ference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ength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Weak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tal Result</text:p>
              </table:table-cell>
              <table:table-cell office:value-type="float" office:value="0.636363636363636">
                <text:p>0.6363636363636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